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02cm"/>
    </style:style>
    <style:style style:name="co3" style:family="table-column">
      <style:table-column-properties fo:break-before="auto" style:column-width="2.928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1.014cm"/>
    </style:style>
    <style:style style:name="co6" style:family="table-column">
      <style:table-column-properties fo:break-before="auto" style:column-width="1.236cm"/>
    </style:style>
    <style:style style:name="co7" style:family="table-column">
      <style:table-column-properties fo:break-before="auto" style:column-width="1.0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999999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4.125cm" svg:height="8.897cm" svg:x="10.009cm" svg:y="0.636cm">
            <draw:object draw:notify-on-update-of-ranges="Tabelle1.A4:Tabelle1.A16 Tabelle1.C4:Tabelle1.C16 Tabelle1.G4:Tabelle1.G16 Tabelle1.H4:Tabelle1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332cm" svg:height="10.311cm" svg:x="5.062cm" svg:y="11.063cm">
            <draw:object draw:notify-on-update-of-ranges="Tabelle1.L2:Tabelle1.L2 Tabelle1.L4:Tabelle1.L202 Tabelle1.M2:Tabelle1.M2 Tabelle1.M4:Tabelle1.M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ce4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(1-log)*max</text:p>
          </table:table-cell>
          <table:table-cell table:style-name="ce3" table:number-columns-repeated="2"/>
          <table:table-cell table:number-columns-repeated="6"/>
          <table:table-cell table:style-name="ce5" office:value-type="string" calcext:value-type="string">
            <text:p>Pult (Freg)</text:p>
          </table:table-cell>
          <table:table-cell table:style-name="ce5" office:value-type="string" calcext:value-type="string">
            <text:p>Berechnet</text:p>
          </table:table-cell>
          <table:table-cell table:number-columns-repeated="4"/>
          <table:table-cell table:style-name="ce5" office:value-type="string" calcext:value-type="string">
            <text:p>Pult (Freg)</text:p>
          </table:table-cell>
          <table:table-cell table:style-name="ce5" office:value-type="string" calcext:value-type="string">
            <text:p>Berechne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office:value-type="string" calcext:value-type="string">
            <text:p>Wachstu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Wachstum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2" table:formula="of:=(1-LOG([.$B4]; [.$B$19]))*([.$B$21]-[.$B$20])" office:value-type="float" office:value="0" calcext:value-type="float">
            <text:p>0</text:p>
          </table:table-cell>
          <table:table-cell table:style-name="ce4" table:formula="of:=(13+1)-POWER(13;(1-([.C4]/[.$B$21])))" office:value-type="float" office:value="1" calcext:value-type="float">
            <text:p>1,00</text:p>
          </table:table-cell>
          <table:table-cell table:number-columns-repeated="2"/>
          <table:table-cell table:style-name="ce4"/>
          <table:table-cell table:style-name="ce2"/>
          <table:table-cell table:style-name="ce4"/>
          <table:table-cell/>
          <table:table-cell office:value-type="float" office:value="1" calcext:value-type="float">
            <text:p>1</text:p>
          </table:table-cell>
          <table:table-cell office:value-type="float" office:value="20.7" calcext:value-type="float">
            <text:p>20,7</text:p>
          </table:table-cell>
          <table:table-cell table:formula="of:=20*POWER([.$O$4];[.K4])" office:value-type="float" office:value="20.706" calcext:value-type="float">
            <text:p>20,71</text:p>
          </table:table-cell>
          <table:table-cell table:style-name="ce4"/>
          <table:table-cell office:value-type="float" office:value="1.0353" calcext:value-type="float">
            <text:p>1,03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2" table:formula="of:=20*POWER([.$U$4];[.Q4])" office:value-type="float" office:value="20.61446" calcext:value-type="float">
            <text:p>21</text:p>
          </table:table-cell>
          <table:table-cell/>
          <table:table-cell office:value-type="float" office:value="1.030723" calcext:value-type="float">
            <text:p>1,030723</text:p>
          </table:table-cell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table:style-name="ce2" table:formula="of:=(1-LOG([.$B5]; [.$B$19]))*([.$B$21]-[.$B$20])" office:value-type="float" office:value="11.858413043307" calcext:value-type="float">
            <text:p>12</text:p>
          </table:table-cell>
          <table:table-cell table:style-name="ce4" table:formula="of:=(13+1)-POWER(13;(1-([.C5]/[.$B$21])))" office:value-type="float" office:value="1.95187814453662" calcext:value-type="float">
            <text:p>1,95</text:p>
          </table:table-cell>
          <table:table-cell table:number-columns-repeated="2"/>
          <table:table-cell table:style-name="ce4"/>
          <table:table-cell table:style-name="ce2"/>
          <table:table-cell table:style-name="ce4"/>
          <table:table-cell/>
          <table:table-cell office:value-type="float" office:value="2" calcext:value-type="float">
            <text:p>2</text:p>
          </table:table-cell>
          <table:table-cell office:value-type="float" office:value="21.4" calcext:value-type="float">
            <text:p>21,4</text:p>
          </table:table-cell>
          <table:table-cell table:formula="of:=20*POWER([.$O$4];[.K5])" office:value-type="float" office:value="21.4369218" calcext:value-type="float">
            <text:p>21,44</text:p>
          </table:table-cell>
          <table:table-cell table:style-name="ce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" table:formula="of:=20*POWER([.$U$4];[.Q5])" office:value-type="float" office:value="21.24779805458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style-name="ce2" table:formula="of:=(1-LOG([.$B6]; [.$B$19]))*([.$B$21]-[.$B$20])" office:value-type="float" office:value="24.7492419245377" calcext:value-type="float">
            <text:p>25</text:p>
          </table:table-cell>
          <table:table-cell table:style-name="ce4" table:formula="of:=(13+1)-POWER(13;(1-([.C6]/[.$B$21])))" office:value-type="float" office:value="2.90773546065393" calcext:value-type="float">
            <text:p>2,91</text:p>
          </table:table-cell>
          <table:table-cell table:number-columns-repeated="2"/>
          <table:table-cell table:style-name="ce4"/>
          <table:table-cell table:style-name="ce2"/>
          <table:table-cell table:style-name="ce4"/>
          <table:table-cell/>
          <table:table-cell office:value-type="float" office:value="3" calcext:value-type="float">
            <text:p>3</text:p>
          </table:table-cell>
          <table:table-cell office:value-type="float" office:value="22.2" calcext:value-type="float">
            <text:p>22,2</text:p>
          </table:table-cell>
          <table:table-cell table:formula="of:=20*POWER([.$O$4];[.K6])" office:value-type="float" office:value="22.19364513954" calcext:value-type="float">
            <text:p>22,19</text:p>
          </table:table-cell>
          <table:table-cell table:style-name="ce4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" table:formula="of:=20*POWER([.$U$4];[.Q6])" office:value-type="float" office:value="21.9005941542109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table:style-name="ce2" table:formula="of:=(1-LOG([.$B7]; [.$B$19]))*([.$B$21]-[.$B$20])" office:value-type="float" office:value="38.8695473490032" calcext:value-type="float">
            <text:p>39</text:p>
          </table:table-cell>
          <table:table-cell table:style-name="ce4" table:formula="of:=(13+1)-POWER(13;(1-([.C7]/[.$B$21])))" office:value-type="float" office:value="3.8679536553358" calcext:value-type="float">
            <text:p>3,87</text:p>
          </table:table-cell>
          <table:table-cell table:number-columns-repeated="2"/>
          <table:table-cell table:style-name="ce4"/>
          <table:table-cell table:style-name="ce2"/>
          <table:table-cell table:style-name="ce4"/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20*POWER([.$O$4];[.K7])" office:value-type="float" office:value="22.9770808129658" calcext:value-type="float">
            <text:p>22,98</text:p>
          </table:table-cell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2" table:formula="of:=20*POWER([.$U$4];[.Q7])" office:value-type="float" office:value="22.5734461084107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style-name="ce2" table:formula="of:=(1-LOG([.$B8]; [.$B$19]))*([.$B$21]-[.$B$20])" office:value-type="float" office:value="54.47882081614" calcext:value-type="float">
            <text:p>54</text:p>
          </table:table-cell>
          <table:table-cell table:style-name="ce4" table:formula="of:=(13+1)-POWER(13;(1-([.C8]/[.$B$21])))" office:value-type="float" office:value="4.83299324059229" calcext:value-type="float">
            <text:p>4,83</text:p>
          </table:table-cell>
          <table:table-cell table:number-columns-repeated="2"/>
          <table:table-cell table:style-name="ce4"/>
          <table:table-cell table:style-name="ce2"/>
          <table:table-cell table:style-name="ce4"/>
          <table:table-cell/>
          <table:table-cell office:value-type="float" office:value="5" calcext:value-type="float">
            <text:p>5</text:p>
          </table:table-cell>
          <table:table-cell office:value-type="float" office:value="23.8" calcext:value-type="float">
            <text:p>23,8</text:p>
          </table:table-cell>
          <table:table-cell table:formula="of:=20*POWER([.$O$4];[.K8])" office:value-type="float" office:value="23.7881717656635" calcext:value-type="float">
            <text:p>23,79</text:p>
          </table:table-cell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2" table:formula="of:=20*POWER([.$U$4];[.Q8])" office:value-type="float" office:value="23.2669700931994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2" table:formula="of:=(1-LOG([.$B9]; [.$B$19]))*([.$B$21]-[.$B$20])" office:value-type="float" office:value="71.9285039528555" calcext:value-type="float">
            <text:p>72</text:p>
          </table:table-cell>
          <table:table-cell table:style-name="ce4" table:formula="of:=(13+1)-POWER(13;(1-([.C9]/[.$B$21])))" office:value-type="float" office:value="5.80342050516627" calcext:value-type="float">
            <text:p>5,80</text:p>
          </table:table-cell>
          <table:table-cell table:number-columns-repeated="2"/>
          <table:table-cell table:style-name="ce4"/>
          <table:table-cell table:style-name="ce2"/>
          <table:table-cell table:style-name="ce4"/>
          <table:table-cell/>
          <table:table-cell office:value-type="float" office:value="6" calcext:value-type="float">
            <text:p>6</text:p>
          </table:table-cell>
          <table:table-cell office:value-type="float" office:value="24.6" calcext:value-type="float">
            <text:p>24,6</text:p>
          </table:table-cell>
          <table:table-cell table:formula="of:=20*POWER([.$O$4];[.K9])" office:value-type="float" office:value="24.6278942289914" calcext:value-type="float">
            <text:p>24,6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2" table:formula="of:=20*POWER([.$U$4];[.Q9])" office:value-type="float" office:value="23.9818012153728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style-name="ce2" table:formula="of:=(1-LOG([.$B10]; [.$B$19]))*([.$B$21]-[.$B$20])" office:value-type="float" office:value="91.7113230754664" calcext:value-type="float">
            <text:p>92</text:p>
          </table:table-cell>
          <table:table-cell table:style-name="ce4" table:formula="of:=(13+1)-POWER(13;(1-([.C10]/[.$B$21])))" office:value-type="float" office:value="6.77994832937329" calcext:value-type="float">
            <text:p>6,78</text:p>
          </table:table-cell>
          <table:table-cell table:number-columns-repeated="2"/>
          <table:table-cell table:style-name="ce4"/>
          <table:table-cell table:style-name="ce2"/>
          <table:table-cell table:style-name="ce4"/>
          <table:table-cell/>
          <table:table-cell office:value-type="float" office:value="7" calcext:value-type="float">
            <text:p>7</text:p>
          </table:table-cell>
          <table:table-cell office:value-type="float" office:value="25.5" calcext:value-type="float">
            <text:p>25,5</text:p>
          </table:table-cell>
          <table:table-cell table:formula="of:=20*POWER([.$O$4];[.K10])" office:value-type="float" office:value="25.4972588952748" calcext:value-type="float">
            <text:p>25,50</text:p>
          </table:table-cell>
          <table:table-cell table:style-name="ce4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2" table:formula="of:=20*POWER([.$U$4];[.Q10])" office:value-type="float" office:value="24.7185940941127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ce2" table:formula="of:=(1-LOG([.$B11]; [.$B$19]))*([.$B$21]-[.$B$20])" office:value-type="float" office:value="114.548911725689" calcext:value-type="float">
            <text:p>115</text:p>
          </table:table-cell>
          <table:table-cell table:style-name="ce4" table:formula="of:=(13+1)-POWER(13;(1-([.C11]/[.$B$21])))" office:value-type="float" office:value="7.76350102243603" calcext:value-type="float">
            <text:p>7,76</text:p>
          </table:table-cell>
          <table:table-cell table:number-columns-repeated="2"/>
          <table:table-cell table:style-name="ce4"/>
          <table:table-cell table:style-name="ce2"/>
          <table:table-cell table:style-name="ce4"/>
          <table:table-cell/>
          <table:table-cell office:value-type="float" office:value="8" calcext:value-type="float">
            <text:p>8</text:p>
          </table:table-cell>
          <table:table-cell office:value-type="float" office:value="26.4" calcext:value-type="float">
            <text:p>26,4</text:p>
          </table:table-cell>
          <table:table-cell table:formula="of:=20*POWER([.$O$4];[.K11])" office:value-type="float" office:value="26.397312134278" calcext:value-type="float">
            <text:p>26,40</text:p>
          </table:table-cell>
          <table:table-cell table:style-name="ce4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2" table:formula="of:=20*POWER([.$U$4];[.Q11])" office:value-type="float" office:value="25.4780234604661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style-name="ce2" table:formula="of:=(1-LOG([.$B12]; [.$B$19]))*([.$B$21]-[.$B$20])" office:value-type="float" office:value="141.560046031385" calcext:value-type="float">
            <text:p>142</text:p>
          </table:table-cell>
          <table:table-cell table:style-name="ce4" table:formula="of:=(13+1)-POWER(13;(1-([.C12]/[.$B$21])))" office:value-type="float" office:value="8.75532390631695" calcext:value-type="float">
            <text:p>8,76</text:p>
          </table:table-cell>
          <table:table-cell table:number-columns-repeated="2"/>
          <table:table-cell table:style-name="ce4"/>
          <table:table-cell table:style-name="ce2"/>
          <table:table-cell table:style-name="ce4"/>
          <table:table-cell/>
          <table:table-cell office:value-type="float" office:value="9" calcext:value-type="float">
            <text:p>9</text:p>
          </table:table-cell>
          <table:table-cell office:value-type="float" office:value="27.3" calcext:value-type="float">
            <text:p>27,3</text:p>
          </table:table-cell>
          <table:table-cell table:formula="of:=20*POWER([.$O$4];[.K12])" office:value-type="float" office:value="27.329137252618" calcext:value-type="float">
            <text:p>27,33</text:p>
          </table:table-cell>
          <table:table-cell table:style-name="ce4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2" table:formula="of:=20*POWER([.$U$4];[.Q12])" office:value-type="float" office:value="26.26078477524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style-name="ce2" table:formula="of:=(1-LOG([.$B13]; [.$B$19]))*([.$B$21]-[.$B$20])" office:value-type="float" office:value="174.619002635237" calcext:value-type="float">
            <text:p>175</text:p>
          </table:table-cell>
          <table:table-cell table:style-name="ce4" table:formula="of:=(13+1)-POWER(13;(1-([.C13]/[.$B$21])))" office:value-type="float" office:value="9.75718437676058" calcext:value-type="float">
            <text:p>9,76</text:p>
          </table:table-cell>
          <table:table-cell table:number-columns-repeated="2"/>
          <table:table-cell table:style-name="ce4"/>
          <table:table-cell table:style-name="ce2"/>
          <table:table-cell table:style-name="ce4"/>
          <table:table-cell/>
          <table:table-cell office:value-type="float" office:value="10" calcext:value-type="float">
            <text:p>10</text:p>
          </table:table-cell>
          <table:table-cell office:value-type="float" office:value="28.3" calcext:value-type="float">
            <text:p>28,3</text:p>
          </table:table-cell>
          <table:table-cell table:formula="of:=20*POWER([.$O$4];[.K13])" office:value-type="float" office:value="28.2938557976354" calcext:value-type="float">
            <text:p>28,29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style-name="ce2" table:formula="of:=20*POWER([.$U$4];[.Q13])" office:value-type="float" office:value="27.067594865891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table:style-name="ce2" table:formula="of:=(1-LOG([.$B14]; [.$B$19]))*([.$B$21]-[.$B$20])" office:value-type="float" office:value="217.23941040807" calcext:value-type="float">
            <text:p>217</text:p>
          </table:table-cell>
          <table:table-cell table:style-name="ce4" table:formula="of:=(13+1)-POWER(13;(1-([.C14]/[.$B$21])))" office:value-type="float" office:value="10.7717856804777" calcext:value-type="float">
            <text:p>10,77</text:p>
          </table:table-cell>
          <table:table-cell table:number-columns-repeated="2"/>
          <table:table-cell table:style-name="ce4"/>
          <table:table-cell table:style-name="ce2"/>
          <table:table-cell table:style-name="ce4"/>
          <table:table-cell/>
          <table:table-cell office:value-type="float" office:value="11" calcext:value-type="float">
            <text:p>11</text:p>
          </table:table-cell>
          <table:table-cell office:value-type="float" office:value="29.2" calcext:value-type="float">
            <text:p>29,2</text:p>
          </table:table-cell>
          <table:table-cell table:formula="of:=20*POWER([.$O$4];[.K14])" office:value-type="float" office:value="29.292628907292" calcext:value-type="float">
            <text:p>29,29</text:p>
          </table:table-cell>
          <table:table-cell table:style-name="ce4"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style-name="ce2" table:formula="of:=20*POWER([.$U$4];[.Q14])" office:value-type="float" office:value="27.899192582956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2" table:formula="of:=(1-LOG([.$B15]; [.$B$19]))*([.$B$21]-[.$B$20])" office:value-type="float" office:value="277.309501317618" calcext:value-type="float">
            <text:p>277</text:p>
          </table:table-cell>
          <table:table-cell table:style-name="ce4" table:formula="of:=(13+1)-POWER(13;(1-([.C15]/[.$B$21])))" office:value-type="float" office:value="11.803780903467" calcext:value-type="float">
            <text:p>11,80</text:p>
          </table:table-cell>
          <table:table-cell table:number-columns-repeated="2"/>
          <table:table-cell table:style-name="ce4"/>
          <table:table-cell table:style-name="ce2"/>
          <table:table-cell table:style-name="ce4"/>
          <table:table-cell/>
          <table:table-cell office:value-type="float" office:value="12" calcext:value-type="float">
            <text:p>12</text:p>
          </table:table-cell>
          <table:table-cell office:value-type="float" office:value="30.3" calcext:value-type="float">
            <text:p>30,3</text:p>
          </table:table-cell>
          <table:table-cell table:formula="of:=20*POWER([.$O$4];[.K15])" office:value-type="float" office:value="30.3266587077194" calcext:value-type="float">
            <text:p>30,33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2" table:formula="of:=20*POWER([.$U$4];[.Q15])" office:value-type="float" office:value="28.7563394766827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2" table:formula="of:=(1-LOG([.$B16]; [.$B$19]))*([.$B$21]-[.$B$20])" office:value-type="float" office:value="380" calcext:value-type="float">
            <text:p>380</text:p>
          </table:table-cell>
          <table:table-cell table:style-name="ce4" table:formula="of:=(13+1)-POWER(13;(1-([.C16]/[.$B$21])))" office:value-type="float" office:value="12.8631657021444" calcext:value-type="float">
            <text:p>12,86</text:p>
          </table:table-cell>
          <table:table-cell table:number-columns-repeated="2"/>
          <table:table-cell table:style-name="ce4"/>
          <table:table-cell table:style-name="ce2"/>
          <table:table-cell table:style-name="ce4"/>
          <table:table-cell/>
          <table:table-cell office:value-type="float" office:value="13" calcext:value-type="float">
            <text:p>13</text:p>
          </table:table-cell>
          <table:table-cell office:value-type="float" office:value="31.3" calcext:value-type="float">
            <text:p>31,3</text:p>
          </table:table-cell>
          <table:table-cell table:formula="of:=20*POWER([.$O$4];[.K16])" office:value-type="float" office:value="31.3971897601019" calcext:value-type="float">
            <text:p>31,40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style-name="ce2" table:formula="of:=20*POWER([.$U$4];[.Q16])" office:value-type="float" office:value="29.6398204944248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32.4" calcext:value-type="float">
            <text:p>32,4</text:p>
          </table:table-cell>
          <table:table-cell table:formula="of:=20*POWER([.$O$4];[.K17])" office:value-type="float" office:value="32.5055105586335" calcext:value-type="float">
            <text:p>32,51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style-name="ce2" table:formula="of:=20*POWER([.$U$4];[.Q17])" office:value-type="float" office:value="30.550444699475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33.6" calcext:value-type="float">
            <text:p>33,6</text:p>
          </table:table-cell>
          <table:table-cell table:formula="of:=20*POWER([.$O$4];[.K18])" office:value-type="float" office:value="33.6529550813532" calcext:value-type="float">
            <text:p>33,6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2" table:formula="of:=20*POWER([.$U$4];[.Q18])" office:value-type="float" office:value="31.489046011977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s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34.8" calcext:value-type="float">
            <text:p>34,8</text:p>
          </table:table-cell>
          <table:table-cell table:formula="of:=20*POWER([.$O$4];[.K19])" office:value-type="float" office:value="34.840904395725" calcext:value-type="float">
            <text:p>34,84</text:p>
          </table:table-cell>
          <table:table-cell table:style-name="ce4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style-name="ce2" table:formula="of:=20*POWER([.$U$4];[.Q19])" office:value-type="float" office:value="32.456483972603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formula="of:=20*POWER([.$O$4];[.K20])" office:value-type="float" office:value="36.0707883208941" calcext:value-type="float">
            <text:p>36,07</text:p>
          </table:table-cell>
          <table:table-cell table:style-name="ce4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2" table:formula="of:=20*POWER([.$U$4];[.Q20])" office:value-type="float" office:value="33.45364452969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0" calcext:value-type="float">
            <text:p>400</text:p>
          </table:table-cell>
          <table:table-cell office:value-type="float" office:value="20000" calcext:value-type="float">
            <text:p>2000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37.2" calcext:value-type="float">
            <text:p>37,2</text:p>
          </table:table-cell>
          <table:table-cell table:formula="of:=20*POWER([.$O$4];[.K21])" office:value-type="float" office:value="37.3440871486217" calcext:value-type="float">
            <text:p>37,34</text:p>
          </table:table-cell>
          <table:table-cell table:style-name="ce4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2" table:formula="of:=20*POWER([.$U$4];[.Q21])" office:value-type="float" office:value="34.4814408505791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38.6" calcext:value-type="float">
            <text:p>38,6</text:p>
          </table:table-cell>
          <table:table-cell table:formula="of:=20*POWER([.$O$4];[.K22])" office:value-type="float" office:value="38.662333424968" calcext:value-type="float">
            <text:p>38,66</text:p>
          </table:table-cell>
          <table:table-cell table:style-name="ce4"/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2" table:formula="of:=20*POWER([.$U$4];[.Q22])" office:value-type="float" office:value="35.5408141578314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39.9" calcext:value-type="float">
            <text:p>39,9</text:p>
          </table:table-cell>
          <table:table-cell table:formula="of:=20*POWER([.$O$4];[.K23])" office:value-type="float" office:value="40.0271137948694" calcext:value-type="float">
            <text:p>40,03</text:p>
          </table:table-cell>
          <table:table-cell table:style-name="ce4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style-name="ce2" table:formula="of:=20*POWER([.$U$4];[.Q23])" office:value-type="float" office:value="36.6327345912024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41.3" calcext:value-type="float">
            <text:p>41,3</text:p>
          </table:table-cell>
          <table:table-cell table:formula="of:=20*POWER([.$O$4];[.K24])" office:value-type="float" office:value="41.4400709118283" calcext:value-type="float">
            <text:p>41,44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style-name="ce2" table:formula="of:=20*POWER([.$U$4];[.Q24])" office:value-type="float" office:value="37.75820209604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42.8" calcext:value-type="float">
            <text:p>42,8</text:p>
          </table:table-cell>
          <table:table-cell table:formula="of:=20*POWER([.$O$4];[.K25])" office:value-type="float" office:value="42.9029054150158" calcext:value-type="float">
            <text:p>42,90</text:p>
          </table:table-cell>
          <table:table-cell table:style-name="ce4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2" table:formula="of:=20*POWER([.$U$4];[.Q25])" office:value-type="float" office:value="38.9182473390448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44.3" calcext:value-type="float">
            <text:p>44,3</text:p>
          </table:table-cell>
          <table:table-cell table:formula="of:=20*POWER([.$O$4];[.K26])" office:value-type="float" office:value="44.4173779761659" calcext:value-type="float">
            <text:p>44,42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style-name="ce2" table:formula="of:=20*POWER([.$U$4];[.Q26])" office:value-type="float" office:value="40.1139326520423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45.8" calcext:value-type="float">
            <text:p>45,8</text:p>
          </table:table-cell>
          <table:table-cell table:formula="of:=20*POWER([.$O$4];[.K27])" office:value-type="float" office:value="45.9853114187246" calcext:value-type="float">
            <text:p>45,99</text:p>
          </table:table-cell>
          <table:table-cell table:style-name="ce4"/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style-name="ce2" table:formula="of:=20*POWER([.$U$4];[.Q27])" office:value-type="float" office:value="41.34635300491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47.4" calcext:value-type="float">
            <text:p>47,4</text:p>
          </table:table-cell>
          <table:table-cell table:formula="of:=20*POWER([.$O$4];[.K28])" office:value-type="float" office:value="47.6085929118055" calcext:value-type="float">
            <text:p>47,61</text:p>
          </table:table-cell>
          <table:table-cell table:style-name="ce4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style-name="ce2" table:formula="of:=20*POWER([.$U$4];[.Q28])" office:value-type="float" office:value="42.6166370082809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49.1" calcext:value-type="float">
            <text:p>49,1</text:p>
          </table:table-cell>
          <table:table-cell table:formula="of:=20*POWER([.$O$4];[.K29])" office:value-type="float" office:value="49.2891762415923" calcext:value-type="float">
            <text:p>49,29</text:p>
          </table:table-cell>
          <table:table-cell table:style-name="ce4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style-name="ce2" table:formula="of:=20*POWER([.$U$4];[.Q29])" office:value-type="float" office:value="43.9259479470863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50.8" calcext:value-type="float">
            <text:p>50,8</text:p>
          </table:table-cell>
          <table:table-cell table:formula="of:=20*POWER([.$O$4];[.K30])" office:value-type="float" office:value="51.0290841629205" calcext:value-type="float">
            <text:p>51,03</text:p>
          </table:table-cell>
          <table:table-cell table:style-name="ce4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formula="of:=20*POWER([.$U$4];[.Q30])" office:value-type="float" office:value="45.2754848458647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52.6" calcext:value-type="float">
            <text:p>52,6</text:p>
          </table:table-cell>
          <table:table-cell table:formula="of:=20*POWER([.$O$4];[.K31])" office:value-type="float" office:value="52.8304108338716" calcext:value-type="float">
            <text:p>52,83</text:p>
          </table:table-cell>
          <table:table-cell table:style-name="ce4"/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style-name="ce2" table:formula="of:=20*POWER([.$U$4];[.Q31])" office:value-type="float" office:value="46.6664835667842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54.5" calcext:value-type="float">
            <text:p>54,5</text:p>
          </table:table-cell>
          <table:table-cell table:formula="of:=20*POWER([.$O$4];[.K32])" office:value-type="float" office:value="54.6953243363073" calcext:value-type="float">
            <text:p>54,70</text:p>
          </table:table-cell>
          <table:table-cell table:style-name="ce4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style-name="ce2" table:formula="of:=20*POWER([.$U$4];[.Q32])" office:value-type="float" office:value="48.1002179414065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56.4" calcext:value-type="float">
            <text:p>56,4</text:p>
          </table:table-cell>
          <table:table-cell table:formula="of:=20*POWER([.$O$4];[.K33])" office:value-type="float" office:value="56.6260692853789" calcext:value-type="float">
            <text:p>56,63</text:p>
          </table:table-cell>
          <table:table-cell table:style-name="ce4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style-name="ce2" table:formula="of:=20*POWER([.$U$4];[.Q33])" office:value-type="float" office:value="49.5780009372203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58.3" calcext:value-type="float">
            <text:p>58,3</text:p>
          </table:table-cell>
          <table:table-cell table:formula="of:=20*POWER([.$O$4];[.K34])" office:value-type="float" office:value="58.6249695311528" calcext:value-type="float">
            <text:p>58,6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style-name="ce2" table:formula="of:=20*POWER([.$U$4];[.Q34])" office:value-type="float" office:value="51.1011858600145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60.4" calcext:value-type="float">
            <text:p>60,4</text:p>
          </table:table-cell>
          <table:table-cell table:formula="of:=20*POWER([.$O$4];[.K35])" office:value-type="float" office:value="60.6944309556025" calcext:value-type="float">
            <text:p>60,69</text:p>
          </table:table-cell>
          <table:table-cell table:style-name="ce4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style-name="ce2" table:formula="of:=20*POWER([.$U$4];[.Q35])" office:value-type="float" office:value="52.6711675931918" calcext:value-type="float">
            <text:p>5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62.5" calcext:value-type="float">
            <text:p>62,5</text:p>
          </table:table-cell>
          <table:table-cell table:formula="of:=20*POWER([.$O$4];[.K36])" office:value-type="float" office:value="62.8369443683353" calcext:value-type="float">
            <text:p>62,84</text:p>
          </table:table-cell>
          <table:table-cell table:style-name="ce4"/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style-name="ce2" table:formula="of:=20*POWER([.$U$4];[.Q36])" office:value-type="float" office:value="54.289383875157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64.7" calcext:value-type="float">
            <text:p>64,7</text:p>
          </table:table-cell>
          <table:table-cell table:formula="of:=20*POWER([.$O$4];[.K37])" office:value-type="float" office:value="65.0550885045375" calcext:value-type="float">
            <text:p>65,06</text:p>
          </table:table-cell>
          <table:table-cell table:style-name="ce4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table:style-name="ce2" table:formula="of:=20*POWER([.$U$4];[.Q37])" office:value-type="float" office:value="55.9573166159538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table:formula="of:=20*POWER([.$O$4];[.K38])" office:value-type="float" office:value="67.3515331287477" calcext:value-type="float">
            <text:p>67,35</text:p>
          </table:table-cell>
          <table:table-cell table:style-name="ce4"/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style-name="ce2" table:formula="of:=20*POWER([.$U$4];[.Q38])" office:value-type="float" office:value="57.67649325434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69.3" calcext:value-type="float">
            <text:p>69,3</text:p>
          </table:table-cell>
          <table:table-cell table:formula="of:=20*POWER([.$O$4];[.K39])" office:value-type="float" office:value="69.7290422481925" calcext:value-type="float">
            <text:p>69,73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style-name="ce2" table:formula="of:=20*POWER([.$U$4];[.Q39])" office:value-type="float" office:value="59.4484881565991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71.8" calcext:value-type="float">
            <text:p>71,8</text:p>
          </table:table-cell>
          <table:table-cell table:formula="of:=20*POWER([.$O$4];[.K40])" office:value-type="float" office:value="72.1904774395537" calcext:value-type="float">
            <text:p>72,19</text:p>
          </table:table-cell>
          <table:table-cell table:style-name="ce4"/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style-name="ce2" table:formula="of:=20*POWER([.$U$4];[.Q40])" office:value-type="float" office:value="61.2749240582343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74.3" calcext:value-type="float">
            <text:p>74,3</text:p>
          </table:table-cell>
          <table:table-cell table:formula="of:=20*POWER([.$O$4];[.K41])" office:value-type="float" office:value="74.7388012931699" calcext:value-type="float">
            <text:p>74,74</text:p>
          </table:table-cell>
          <table:table-cell table:style-name="ce4"/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style-name="ce2" table:formula="of:=20*POWER([.$U$4];[.Q41])" office:value-type="float" office:value="63.1574735500754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76.9" calcext:value-type="float">
            <text:p>76,9</text:p>
          </table:table-cell>
          <table:table-cell table:formula="of:=20*POWER([.$O$4];[.K42])" office:value-type="float" office:value="77.3770809788188" calcext:value-type="float">
            <text:p>77,38</text:p>
          </table:table-cell>
          <table:table-cell table:style-name="ce4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style-name="ce2" table:formula="of:=20*POWER([.$U$4];[.Q42])" office:value-type="float" office:value="65.0978606099544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79.6" calcext:value-type="float">
            <text:p>79,6</text:p>
          </table:table-cell>
          <table:table-cell table:formula="of:=20*POWER([.$O$4];[.K43])" office:value-type="float" office:value="80.1084919373712" calcext:value-type="float">
            <text:p>80,11</text:p>
          </table:table-cell>
          <table:table-cell table:style-name="ce4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style-name="ce2" table:formula="of:=20*POWER([.$U$4];[.Q43])" office:value-type="float" office:value="67.097862181474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82.4" calcext:value-type="float">
            <text:p>82,4</text:p>
          </table:table-cell>
          <table:table-cell table:formula="of:=20*POWER([.$O$4];[.K44])" office:value-type="float" office:value="82.9363217027604" calcext:value-type="float">
            <text:p>82,94</text:p>
          </table:table-cell>
          <table:table-cell table:style-name="ce4"/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table:style-name="ce2" table:formula="of:=20*POWER([.$U$4];[.Q44])" office:value-type="float" office:value="69.1593098012754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85.3" calcext:value-type="float">
            <text:p>85,3</text:p>
          </table:table-cell>
          <table:table-cell table:formula="of:=20*POWER([.$O$4];[.K45])" office:value-type="float" office:value="85.8639738588678" calcext:value-type="float">
            <text:p>85,86</text:p>
          </table:table-cell>
          <table:table-cell table:style-name="ce4"/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style-name="ce2" table:formula="of:=20*POWER([.$U$4];[.Q45])" office:value-type="float" office:value="71.2840912763" calcext:value-type="float">
            <text:p>7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88.3" calcext:value-type="float">
            <text:p>88,3</text:p>
          </table:table-cell>
          <table:table-cell table:formula="of:=20*POWER([.$O$4];[.K46])" office:value-type="float" office:value="88.8949721360859" calcext:value-type="float">
            <text:p>88,89</text:p>
          </table:table-cell>
          <table:table-cell table:style-name="ce4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table:style-name="ce2" table:formula="of:=20*POWER([.$U$4];[.Q46])" office:value-type="float" office:value="73.4741524125818" calcext:value-type="float">
            <text:p>7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91.4" calcext:value-type="float">
            <text:p>91,4</text:p>
          </table:table-cell>
          <table:table-cell table:formula="of:=20*POWER([.$O$4];[.K47])" office:value-type="float" office:value="92.0329646524897" calcext:value-type="float">
            <text:p>92,03</text:p>
          </table:table-cell>
          <table:table-cell table:style-name="ce4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style-name="ce2" table:formula="of:=20*POWER([.$U$4];[.Q47])" office:value-type="float" office:value="75.7314987971536" calcext:value-type="float">
            <text:p>7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table:formula="of:=20*POWER([.$O$4];[.K48])" office:value-type="float" office:value="95.2817283047226" calcext:value-type="float">
            <text:p>95,28</text:p>
          </table:table-cell>
          <table:table-cell table:style-name="ce4"/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style-name="ce2" table:formula="of:=20*POWER([.$U$4];[.Q48])" office:value-type="float" office:value="78.0581976346985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101.4" calcext:value-type="float">
            <text:p>101,4</text:p>
          </table:table-cell>
          <table:table-cell table:formula="of:=20*POWER([.$O$4];[.K49])" office:value-type="float" office:value="98.6451733138793" calcext:value-type="float">
            <text:p>98,65</text:p>
          </table:table-cell>
          <table:table-cell table:style-name="ce4"/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style-name="ce2" table:formula="of:=20*POWER([.$U$4];[.Q49])" office:value-type="float" office:value="80.4563796406294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table:formula="of:=20*POWER([.$O$4];[.K50])" office:value-type="float" office:value="102.127347931859" calcext:value-type="float">
            <text:p>102,13</text:p>
          </table:table-cell>
          <table:table-cell table:style-name="ce4"/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table:style-name="ce2" table:formula="of:=20*POWER([.$U$4];[.Q50])" office:value-type="float" office:value="82.9282409923284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108.7" calcext:value-type="float">
            <text:p>108,7</text:p>
          </table:table-cell>
          <table:table-cell table:formula="of:=20*POWER([.$O$4];[.K51])" office:value-type="float" office:value="105.732443313854" calcext:value-type="float">
            <text:p>105,73</text:p>
          </table:table-cell>
          <table:table-cell table:style-name="ce4"/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table:style-name="ce2" table:formula="of:=20*POWER([.$U$4];[.Q51])" office:value-type="float" office:value="85.4760453403357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112.5" calcext:value-type="float">
            <text:p>112,5</text:p>
          </table:table-cell>
          <table:table-cell table:formula="of:=20*POWER([.$O$4];[.K52])" office:value-type="float" office:value="109.464798562833" calcext:value-type="float">
            <text:p>109,46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table:style-name="ce2" table:formula="of:=20*POWER([.$U$4];[.Q52])" office:value-type="float" office:value="88.1021258813269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116.4" calcext:value-type="float">
            <text:p>116,4</text:p>
          </table:table-cell>
          <table:table-cell table:formula="of:=20*POWER([.$O$4];[.K53])" office:value-type="float" office:value="113.328905952101" calcext:value-type="float">
            <text:p>113,33</text:p>
          </table:table-cell>
          <table:table-cell table:style-name="ce4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table:style-name="ce2" table:formula="of:=20*POWER([.$U$4];[.Q53])" office:value-type="float" office:value="90.8088874947789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120.5" calcext:value-type="float">
            <text:p>120,5</text:p>
          </table:table-cell>
          <table:table-cell table:formula="of:=20*POWER([.$O$4];[.K54])" office:value-type="float" office:value="117.32941633221" calcext:value-type="float">
            <text:p>117,33</text:p>
          </table:table-cell>
          <table:table-cell table:style-name="ce4"/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table:style-name="ce2" table:formula="of:=20*POWER([.$U$4];[.Q54])" office:value-type="float" office:value="93.598808945281" calcext:value-type="float">
            <text:p>9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124.7" calcext:value-type="float">
            <text:p>124,7</text:p>
          </table:table-cell>
          <table:table-cell table:formula="of:=20*POWER([.$O$4];[.K55])" office:value-type="float" office:value="121.471144728737" calcext:value-type="float">
            <text:p>121,47</text:p>
          </table:table-cell>
          <table:table-cell table:style-name="ce4"/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table:style-name="ce2" table:formula="of:=20*POWER([.$U$4];[.Q55])" office:value-type="float" office:value="96.4744451525068" calcext:value-type="float">
            <text:p>9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129.1" calcext:value-type="float">
            <text:p>129,1</text:p>
          </table:table-cell>
          <table:table-cell table:formula="of:=20*POWER([.$O$4];[.K56])" office:value-type="float" office:value="125.759076137662" calcext:value-type="float">
            <text:p>125,76</text:p>
          </table:table-cell>
          <table:table-cell table:style-name="ce4"/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table:style-name="ce2" table:formula="of:=20*POWER([.$U$4];[.Q56])" office:value-type="float" office:value="99.4384295309273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133.7" calcext:value-type="float">
            <text:p>133,7</text:p>
          </table:table-cell>
          <table:table-cell table:formula="of:=20*POWER([.$O$4];[.K57])" office:value-type="float" office:value="130.198371525321" calcext:value-type="float">
            <text:p>130,20</text:p>
          </table:table-cell>
          <table:table-cell table:style-name="ce4"/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table:style-name="ce2" table:formula="of:=20*POWER([.$U$4];[.Q57])" office:value-type="float" office:value="102.493476401406" calcext:value-type="float">
            <text:p>1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138.4" calcext:value-type="float">
            <text:p>138,4</text:p>
          </table:table-cell>
          <table:table-cell table:formula="of:=20*POWER([.$O$4];[.K58])" office:value-type="float" office:value="134.794374040165" calcext:value-type="float">
            <text:p>134,79</text:p>
          </table:table-cell>
          <table:table-cell table:style-name="ce4"/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table:style-name="ce2" table:formula="of:=20*POWER([.$U$4];[.Q58])" office:value-type="float" office:value="105.642383476886" calcext:value-type="float">
            <text:p>1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143.2" calcext:value-type="float">
            <text:p>143,2</text:p>
          </table:table-cell>
          <table:table-cell table:formula="of:=20*POWER([.$O$4];[.K59])" office:value-type="float" office:value="139.552615443783" calcext:value-type="float">
            <text:p>139,55</text:p>
          </table:table-cell>
          <table:table-cell table:style-name="ce4"/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table:style-name="ce2" table:formula="of:=20*POWER([.$U$4];[.Q59])" office:value-type="float" office:value="108.888034424447" calcext:value-type="float">
            <text:p>1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148.3" calcext:value-type="float">
            <text:p>148,3</text:p>
          </table:table-cell>
          <table:table-cell table:formula="of:=20*POWER([.$O$4];[.K60])" office:value-type="float" office:value="144.478822768948" calcext:value-type="float">
            <text:p>144,48</text:p>
          </table:table-cell>
          <table:table-cell table:style-name="ce4"/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table:style-name="ce2" table:formula="of:=20*POWER([.$U$4];[.Q60])" office:value-type="float" office:value="112.233401506069" calcext:value-type="float">
            <text:p>1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153.5" calcext:value-type="float">
            <text:p>153,5</text:p>
          </table:table-cell>
          <table:table-cell table:formula="of:=20*POWER([.$O$4];[.K61])" office:value-type="float" office:value="149.578925212692" calcext:value-type="float">
            <text:p>149,58</text:p>
          </table:table-cell>
          <table:table-cell table:style-name="ce4"/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table:style-name="ce2" table:formula="of:=20*POWER([.$U$4];[.Q61])" office:value-type="float" office:value="115.68154830054" calcext:value-type="float">
            <text:p>1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158.9" calcext:value-type="float">
            <text:p>158,9</text:p>
          </table:table-cell>
          <table:table-cell table:formula="of:=20*POWER([.$O$4];[.K62])" office:value-type="float" office:value="154.8590612727" calcext:value-type="float">
            <text:p>154,86</text:p>
          </table:table-cell>
          <table:table-cell table:style-name="ce4"/>
          <table:table-cell table:number-columns-repeated="2"/>
          <table:table-cell office:value-type="float" office:value="59" calcext:value-type="float">
            <text:p>59</text:p>
          </table:table-cell>
          <table:table-cell/>
          <table:table-cell table:style-name="ce2" table:formula="of:=20*POWER([.$U$4];[.Q62])" office:value-type="float" office:value="119.235632508978" calcext:value-type="float">
            <text:p>11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164.4" calcext:value-type="float">
            <text:p>164,4</text:p>
          </table:table-cell>
          <table:table-cell table:formula="of:=20*POWER([.$O$4];[.K63])" office:value-type="float" office:value="160.325586135627" calcext:value-type="float">
            <text:p>160,33</text:p>
          </table:table-cell>
          <table:table-cell table:style-name="ce4"/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style-name="ce2" table:formula="of:=20*POWER([.$U$4];[.Q63])" office:value-type="float" office:value="122.898908846551" calcext:value-type="float">
            <text:p>12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170.2" calcext:value-type="float">
            <text:p>170,2</text:p>
          </table:table-cell>
          <table:table-cell table:formula="of:=20*POWER([.$O$4];[.K64])" office:value-type="float" office:value="165.985079326214" calcext:value-type="float">
            <text:p>165,99</text:p>
          </table:table-cell>
          <table:table-cell table:style-name="ce4"/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table:style-name="ce2" table:formula="of:=20*POWER([.$U$4];[.Q64])" office:value-type="float" office:value="126.674732023043" calcext:value-type="float">
            <text:p>1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176.2" calcext:value-type="float">
            <text:p>176,2</text:p>
          </table:table-cell>
          <table:table-cell table:formula="of:=20*POWER([.$O$4];[.K65])" office:value-type="float" office:value="171.84435262643" calcext:value-type="float">
            <text:p>171,84</text:p>
          </table:table-cell>
          <table:table-cell table:style-name="ce4"/>
          <table:table-cell table:number-columns-repeated="2"/>
          <table:table-cell office:value-type="float" office:value="62" calcext:value-type="float">
            <text:p>62</text:p>
          </table:table-cell>
          <table:table-cell/>
          <table:table-cell table:style-name="ce2" table:formula="of:=20*POWER([.$U$4];[.Q65])" office:value-type="float" office:value="130.566559814987" calcext:value-type="float">
            <text:p>13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182.4" calcext:value-type="float">
            <text:p>182,4</text:p>
          </table:table-cell>
          <table:table-cell table:formula="of:=20*POWER([.$O$4];[.K66])" office:value-type="float" office:value="177.910458274143" calcext:value-type="float">
            <text:p>177,91</text:p>
          </table:table-cell>
          <table:table-cell table:style-name="ce4"/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table:style-name="ce2" table:formula="of:=20*POWER([.$U$4];[.Q66])" office:value-type="float" office:value="134.577956232183" calcext:value-type="float">
            <text:p>13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188.8" calcext:value-type="float">
            <text:p>188,8</text:p>
          </table:table-cell>
          <table:table-cell table:formula="of:=20*POWER([.$O$4];[.K67])" office:value-type="float" office:value="184.19069745122" calcext:value-type="float">
            <text:p>184,19</text:p>
          </table:table-cell>
          <table:table-cell table:style-name="ce4"/>
          <table:table-cell table:number-columns-repeated="2"/>
          <table:table-cell office:value-type="float" office:value="64" calcext:value-type="float">
            <text:p>64</text:p>
          </table:table-cell>
          <table:table-cell/>
          <table:table-cell table:style-name="ce2" table:formula="of:=20*POWER([.$U$4];[.Q67])" office:value-type="float" office:value="138.712594781505" calcext:value-type="float">
            <text:p>13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195.4" calcext:value-type="float">
            <text:p>195,4</text:p>
          </table:table-cell>
          <table:table-cell table:formula="of:=20*POWER([.$O$4];[.K68])" office:value-type="float" office:value="190.692629071248" calcext:value-type="float">
            <text:p>190,69</text:p>
          </table:table-cell>
          <table:table-cell table:style-name="ce4"/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table:style-name="ce2" table:formula="of:=20*POWER([.$U$4];[.Q68])" office:value-type="float" office:value="142.974261830977" calcext:value-type="float">
            <text:p>14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202.3" calcext:value-type="float">
            <text:p>202,3</text:p>
          </table:table-cell>
          <table:table-cell table:formula="of:=20*POWER([.$O$4];[.K69])" office:value-type="float" office:value="197.424078877463" calcext:value-type="float">
            <text:p>197,42</text:p>
          </table:table-cell>
          <table:table-cell table:style-name="ce4"/>
          <table:table-cell table:number-columns-repeated="2"/>
          <table:table-cell office:value-type="float" office:value="66" calcext:value-type="float">
            <text:p>66</text:p>
          </table:table-cell>
          <table:table-cell/>
          <table:table-cell table:style-name="ce2" table:formula="of:=20*POWER([.$U$4];[.Q69])" office:value-type="float" office:value="147.36686007721" calcext:value-type="float">
            <text:p>14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209.4" calcext:value-type="float">
            <text:p>209,4</text:p>
          </table:table-cell>
          <table:table-cell table:formula="of:=20*POWER([.$O$4];[.K70])" office:value-type="float" office:value="204.393148861838" calcext:value-type="float">
            <text:p>204,39</text:p>
          </table:table-cell>
          <table:table-cell table:style-name="ce4"/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table:style-name="ce2" table:formula="of:=20*POWER([.$U$4];[.Q70])" office:value-type="float" office:value="151.894412119362" calcext:value-type="float">
            <text:p>15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216.8" calcext:value-type="float">
            <text:p>216,8</text:p>
          </table:table-cell>
          <table:table-cell table:formula="of:=20*POWER([.$O$4];[.K71])" office:value-type="float" office:value="211.60822701666" calcext:value-type="float">
            <text:p>211,61</text:p>
          </table:table-cell>
          <table:table-cell table:style-name="ce4"/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table:style-name="ce2" table:formula="of:=20*POWER([.$U$4];[.Q71])" office:value-type="float" office:value="156.561064142905" calcext:value-type="float">
            <text:p>15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224.4" calcext:value-type="float">
            <text:p>224,4</text:p>
          </table:table-cell>
          <table:table-cell table:formula="of:=20*POWER([.$O$4];[.K72])" office:value-type="float" office:value="219.077997430349" calcext:value-type="float">
            <text:p>219,08</text:p>
          </table:table-cell>
          <table:table-cell table:style-name="ce4"/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table:style-name="ce2" table:formula="of:=20*POWER([.$U$4];[.Q72])" office:value-type="float" office:value="161.371089716568" calcext:value-type="float">
            <text:p>16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232.3" calcext:value-type="float">
            <text:p>232,3</text:p>
          </table:table-cell>
          <table:table-cell table:formula="of:=20*POWER([.$O$4];[.K73])" office:value-type="float" office:value="226.81145073964" calcext:value-type="float">
            <text:p>226,81</text:p>
          </table:table-cell>
          <table:table-cell table:style-name="ce4"/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table:style-name="ce2" table:formula="of:=20*POWER([.$U$4];[.Q73])" office:value-type="float" office:value="166.32889370593" calcext:value-type="float">
            <text:p>16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240.5" calcext:value-type="float">
            <text:p>240,5</text:p>
          </table:table-cell>
          <table:table-cell table:formula="of:=20*POWER([.$O$4];[.K74])" office:value-type="float" office:value="234.817894950749" calcext:value-type="float">
            <text:p>234,82</text:p>
          </table:table-cell>
          <table:table-cell table:style-name="ce4"/>
          <table:table-cell table:number-columns-repeated="2"/>
          <table:table-cell office:value-type="float" office:value="71" calcext:value-type="float">
            <text:p>71</text:p>
          </table:table-cell>
          <table:table-cell/>
          <table:table-cell table:style-name="ce2" table:formula="of:=20*POWER([.$U$4];[.Q74])" office:value-type="float" office:value="171.439016307257" calcext:value-type="float">
            <text:p>17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248.9" calcext:value-type="float">
            <text:p>248,9</text:p>
          </table:table-cell>
          <table:table-cell table:formula="of:=20*POWER([.$O$4];[.K75])" office:value-type="float" office:value="243.106966642511" calcext:value-type="float">
            <text:p>243,11</text:p>
          </table:table-cell>
          <table:table-cell table:style-name="ce4"/>
          <table:table-cell table:number-columns-repeated="2"/>
          <table:table-cell office:value-type="float" office:value="72" calcext:value-type="float">
            <text:p>72</text:p>
          </table:table-cell>
          <table:table-cell/>
          <table:table-cell table:style-name="ce2" table:formula="of:=20*POWER([.$U$4];[.Q75])" office:value-type="float" office:value="176.706137205265" calcext:value-type="float">
            <text:p>17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257.6" calcext:value-type="float">
            <text:p>257,6</text:p>
          </table:table-cell>
          <table:table-cell table:formula="of:=20*POWER([.$O$4];[.K76])" office:value-type="float" office:value="251.688642564991" calcext:value-type="float">
            <text:p>251,69</text:p>
          </table:table-cell>
          <table:table-cell table:style-name="ce4"/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table:style-name="ce2" table:formula="of:=20*POWER([.$U$4];[.Q76])" office:value-type="float" office:value="182.135079858622" calcext:value-type="float">
            <text:p>18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266.7" calcext:value-type="float">
            <text:p>266,7</text:p>
          </table:table-cell>
          <table:table-cell table:formula="of:=20*POWER([.$O$4];[.K77])" office:value-type="float" office:value="260.573251647535" calcext:value-type="float">
            <text:p>260,57</text:p>
          </table:table-cell>
          <table:table-cell table:style-name="ce4"/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table:style-name="ce2" table:formula="of:=20*POWER([.$U$4];[.Q77])" office:value-type="float" office:value="187.730815917119" calcext:value-type="float">
            <text:p>18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276.1" calcext:value-type="float">
            <text:p>276,1</text:p>
          </table:table-cell>
          <table:table-cell table:formula="of:=20*POWER([.$O$4];[.K78])" office:value-type="float" office:value="269.771487430694" calcext:value-type="float">
            <text:p>269,77</text:p>
          </table:table-cell>
          <table:table-cell table:style-name="ce4"/>
          <table:table-cell table:number-columns-repeated="2"/>
          <table:table-cell office:value-type="float" office:value="75" calcext:value-type="float">
            <text:p>75</text:p>
          </table:table-cell>
          <table:table-cell/>
          <table:table-cell table:style-name="ce2" table:formula="of:=20*POWER([.$U$4];[.Q78])" office:value-type="float" office:value="193.498469774541" calcext:value-type="float">
            <text:p>1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285.8" calcext:value-type="float">
            <text:p>285,8</text:p>
          </table:table-cell>
          <table:table-cell table:formula="of:=20*POWER([.$O$4];[.K79])" office:value-type="float" office:value="279.294420936997" calcext:value-type="float">
            <text:p>279,29</text:p>
          </table:table-cell>
          <table:table-cell table:style-name="ce4"/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table:style-name="ce2" table:formula="of:=20*POWER([.$U$4];[.Q79])" office:value-type="float" office:value="199.443323261424" calcext:value-type="float">
            <text:p>19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295.8" calcext:value-type="float">
            <text:p>295,8</text:p>
          </table:table-cell>
          <table:table-cell table:formula="of:=20*POWER([.$O$4];[.K80])" office:value-type="float" office:value="289.153513996073" calcext:value-type="float">
            <text:p>289,15</text:p>
          </table:table-cell>
          <table:table-cell table:style-name="ce4"/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table:style-name="ce2" table:formula="of:=20*POWER([.$U$4];[.Q80])" office:value-type="float" office:value="205.570820481984" calcext:value-type="float">
            <text:p>2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306.2" calcext:value-type="float">
            <text:p>306,2</text:p>
          </table:table-cell>
          <table:table-cell table:formula="of:=20*POWER([.$O$4];[.K81])" office:value-type="float" office:value="299.360633040135" calcext:value-type="float">
            <text:p>299,36</text:p>
          </table:table-cell>
          <table:table-cell table:style-name="ce4"/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table:style-name="ce2" table:formula="of:=20*POWER([.$U$4];[.Q81])" office:value-type="float" office:value="211.886572799652" calcext:value-type="float">
            <text:p>2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317" calcext:value-type="float">
            <text:p>317</text:p>
          </table:table-cell>
          <table:table-cell table:formula="of:=20*POWER([.$O$4];[.K82])" office:value-type="float" office:value="309.928063386451" calcext:value-type="float">
            <text:p>309,93</text:p>
          </table:table-cell>
          <table:table-cell table:style-name="ce4"/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table:style-name="ce2" table:formula="of:=20*POWER([.$U$4];[.Q82])" office:value-type="float" office:value="218.396363975776" calcext:value-type="float">
            <text:p>2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328.1" calcext:value-type="float">
            <text:p>328,1</text:p>
          </table:table-cell>
          <table:table-cell table:formula="of:=20*POWER([.$O$4];[.K83])" office:value-type="float" office:value="320.868524023993" calcext:value-type="float">
            <text:p>320,87</text:p>
          </table:table-cell>
          <table:table-cell table:style-name="ce4"/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table:style-name="ce2" table:formula="of:=20*POWER([.$U$4];[.Q83])" office:value-type="float" office:value="225.106155466204" calcext:value-type="float">
            <text:p>2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339.6" calcext:value-type="float">
            <text:p>339,6</text:p>
          </table:table-cell>
          <table:table-cell table:formula="of:=20*POWER([.$O$4];[.K84])" office:value-type="float" office:value="332.19518292204" calcext:value-type="float">
            <text:p>332,20</text:p>
          </table:table-cell>
          <table:table-cell table:style-name="ce4"/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table:style-name="ce2" table:formula="of:=20*POWER([.$U$4];[.Q84])" office:value-type="float" office:value="232.022091880592" calcext:value-type="float">
            <text:p>23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351.6" calcext:value-type="float">
            <text:p>351,6</text:p>
          </table:table-cell>
          <table:table-cell table:formula="of:=20*POWER([.$O$4];[.K85])" office:value-type="float" office:value="343.921672879188" calcext:value-type="float">
            <text:p>343,92</text:p>
          </table:table-cell>
          <table:table-cell table:style-name="ce4"/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table:style-name="ce2" table:formula="of:=20*POWER([.$U$4];[.Q85])" office:value-type="float" office:value="239.15050660944" calcext:value-type="float">
            <text:p>23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363.9" calcext:value-type="float">
            <text:p>363,9</text:p>
          </table:table-cell>
          <table:table-cell table:formula="of:=20*POWER([.$O$4];[.K86])" office:value-type="float" office:value="356.062107931823" calcext:value-type="float">
            <text:p>356,06</text:p>
          </table:table-cell>
          <table:table-cell table:style-name="ce4"/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table:style-name="ce2" table:formula="of:=20*POWER([.$U$4];[.Q86])" office:value-type="float" office:value="246.497927624001" calcext:value-type="float">
            <text:p>24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376.7" calcext:value-type="float">
            <text:p>376,7</text:p>
          </table:table-cell>
          <table:table-cell table:formula="of:=20*POWER([.$O$4];[.K87])" office:value-type="float" office:value="368.631100341817" calcext:value-type="float">
            <text:p>368,63</text:p>
          </table:table-cell>
          <table:table-cell table:style-name="ce4"/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table:style-name="ce2" table:formula="of:=20*POWER([.$U$4];[.Q87])" office:value-type="float" office:value="254.071083454394" calcext:value-type="float">
            <text:p>25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390" calcext:value-type="float">
            <text:p>390</text:p>
          </table:table-cell>
          <table:table-cell table:formula="of:=20*POWER([.$O$4];[.K88])" office:value-type="float" office:value="381.643778183883" calcext:value-type="float">
            <text:p>381,64</text:p>
          </table:table-cell>
          <table:table-cell table:style-name="ce4"/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table:style-name="ce2" table:formula="of:=20*POWER([.$U$4];[.Q88])" office:value-type="float" office:value="261.876909351363" calcext:value-type="float">
            <text:p>26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403" calcext:value-type="float">
            <text:p>403</text:p>
          </table:table-cell>
          <table:table-cell table:formula="of:=20*POWER([.$O$4];[.K89])" office:value-type="float" office:value="395.115803553774" calcext:value-type="float">
            <text:p>395,12</text:p>
          </table:table-cell>
          <table:table-cell table:style-name="ce4"/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table:style-name="ce2" table:formula="of:=20*POWER([.$U$4];[.Q89])" office:value-type="float" office:value="269.922553637365" calcext:value-type="float">
            <text:p>27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417.9" calcext:value-type="float">
            <text:p>417,9</text:p>
          </table:table-cell>
          <table:table-cell table:formula="of:=20*POWER([.$O$4];[.K90])" office:value-type="float" office:value="409.063391419222" calcext:value-type="float">
            <text:p>409,06</text:p>
          </table:table-cell>
          <table:table-cell table:style-name="ce4"/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table:style-name="ce2" table:formula="of:=20*POWER([.$U$4];[.Q90])" office:value-type="float" office:value="278.215384252766" calcext:value-type="float">
            <text:p>27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432.5" calcext:value-type="float">
            <text:p>432,5</text:p>
          </table:table-cell>
          <table:table-cell table:formula="of:=20*POWER([.$O$4];[.K91])" office:value-type="float" office:value="423.503329136321" calcext:value-type="float">
            <text:p>423,50</text:p>
          </table:table-cell>
          <table:table-cell table:style-name="ce4"/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table:style-name="ce2" table:formula="of:=20*POWER([.$U$4];[.Q91])" office:value-type="float" office:value="286.762995503164" calcext:value-type="float">
            <text:p>28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447.7" calcext:value-type="float">
            <text:p>447,7</text:p>
          </table:table-cell>
          <table:table-cell table:formula="of:=20*POWER([.$O$4];[.K92])" office:value-type="float" office:value="438.452996654833" calcext:value-type="float">
            <text:p>438,45</text:p>
          </table:table-cell>
          <table:table-cell table:style-name="ce4"/>
          <table:table-cell table:number-columns-repeated="2"/>
          <table:table-cell office:value-type="float" office:value="89" calcext:value-type="float">
            <text:p>89</text:p>
          </table:table-cell>
          <table:table-cell/>
          <table:table-cell table:style-name="ce2" table:formula="of:=20*POWER([.$U$4];[.Q92])" office:value-type="float" office:value="295.573215014007" calcext:value-type="float">
            <text:p>29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463.5" calcext:value-type="float">
            <text:p>463,5</text:p>
          </table:table-cell>
          <table:table-cell table:formula="of:=20*POWER([.$O$4];[.K93])" office:value-type="float" office:value="453.930387436749" calcext:value-type="float">
            <text:p>453,93</text:p>
          </table:table-cell>
          <table:table-cell table:style-name="ce4"/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05" calcext:value-type="float">
            <text:p>305</text:p>
          </table:table-cell>
          <table:table-cell table:style-name="ce2" table:formula="of:=20*POWER([.$U$4];[.Q93])" office:value-type="float" office:value="304.654110898883" calcext:value-type="float">
            <text:p>3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office:value-type="float" office:value="479.8" calcext:value-type="float">
            <text:p>479,8</text:p>
          </table:table-cell>
          <table:table-cell table:formula="of:=20*POWER([.$O$4];[.K94])" office:value-type="float" office:value="469.954130113266" calcext:value-type="float">
            <text:p>469,95</text:p>
          </table:table-cell>
          <table:table-cell table:style-name="ce4"/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table:style-name="ce2" table:formula="of:=20*POWER([.$U$4];[.Q94])" office:value-type="float" office:value="314.013999148029" calcext:value-type="float">
            <text:p>3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office:value-type="float" office:value="496.6" calcext:value-type="float">
            <text:p>496,6</text:p>
          </table:table-cell>
          <table:table-cell table:formula="of:=20*POWER([.$O$4];[.K95])" office:value-type="float" office:value="486.543510906264" calcext:value-type="float">
            <text:p>486,54</text:p>
          </table:table-cell>
          <table:table-cell table:style-name="ce4"/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table:style-name="ce2" table:formula="of:=20*POWER([.$U$4];[.Q95])" office:value-type="float" office:value="323.661451243854" calcext:value-type="float">
            <text:p>3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office:value-type="float" office:value="514.1" calcext:value-type="float">
            <text:p>514,1</text:p>
          </table:table-cell>
          <table:table-cell table:formula="of:=20*POWER([.$O$4];[.K96])" office:value-type="float" office:value="503.718496841256" calcext:value-type="float">
            <text:p>503,72</text:p>
          </table:table-cell>
          <table:table-cell table:style-name="ce4"/>
          <table:table-cell table:number-columns-repeated="2"/>
          <table:table-cell office:value-type="float" office:value="93" calcext:value-type="float">
            <text:p>93</text:p>
          </table:table-cell>
          <table:table-cell/>
          <table:table-cell table:style-name="ce2" table:formula="of:=20*POWER([.$U$4];[.Q96])" office:value-type="float" office:value="333.605302010419" calcext:value-type="float">
            <text:p>33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office:value-type="float" office:value="532.1" calcext:value-type="float">
            <text:p>532,1</text:p>
          </table:table-cell>
          <table:table-cell table:formula="of:=20*POWER([.$O$4];[.K97])" office:value-type="float" office:value="521.499759779752" calcext:value-type="float">
            <text:p>521,50</text:p>
          </table:table-cell>
          <table:table-cell table:style-name="ce4"/>
          <table:table-cell table:number-columns-repeated="2"/>
          <table:table-cell office:value-type="float" office:value="94" calcext:value-type="float">
            <text:p>94</text:p>
          </table:table-cell>
          <table:table-cell/>
          <table:table-cell table:style-name="ce2" table:formula="of:=20*POWER([.$U$4];[.Q97])" office:value-type="float" office:value="343.854657704085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office:value-type="float" office:value="550.8" calcext:value-type="float">
            <text:p>550,8</text:p>
          </table:table-cell>
          <table:table-cell table:formula="of:=20*POWER([.$O$4];[.K98])" office:value-type="float" office:value="539.908701299977" calcext:value-type="float">
            <text:p>539,91</text:p>
          </table:table-cell>
          <table:table-cell table:style-name="ce4"/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55" calcext:value-type="float">
            <text:p>355</text:p>
          </table:table-cell>
          <table:table-cell table:style-name="ce2" table:formula="of:=20*POWER([.$U$4];[.Q98])" office:value-type="float" office:value="354.418904352727" calcext:value-type="float">
            <text:p>35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office:value-type="float" office:value="570.2" calcext:value-type="float">
            <text:p>570,2</text:p>
          </table:table-cell>
          <table:table-cell table:formula="of:=20*POWER([.$O$4];[.K99])" office:value-type="float" office:value="558.967478455867" calcext:value-type="float">
            <text:p>558,97</text:p>
          </table:table-cell>
          <table:table-cell table:style-name="ce4"/>
          <table:table-cell table:number-columns-repeated="2"/>
          <table:table-cell office:value-type="float" office:value="96" calcext:value-type="float">
            <text:p>96</text:p>
          </table:table-cell>
          <table:table-cell/>
          <table:table-cell table:style-name="ce2" table:formula="of:=20*POWER([.$U$4];[.Q99])" office:value-type="float" office:value="365.307716351156" calcext:value-type="float">
            <text:p>36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office:value-type="float" office:value="590.2" calcext:value-type="float">
            <text:p>590,2</text:p>
          </table:table-cell>
          <table:table-cell table:formula="of:=20*POWER([.$O$4];[.K100])" office:value-type="float" office:value="578.699030445359" calcext:value-type="float">
            <text:p>578,70</text:p>
          </table:table-cell>
          <table:table-cell table:style-name="ce4"/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377" calcext:value-type="float">
            <text:p>377</text:p>
          </table:table-cell>
          <table:table-cell table:style-name="ce2" table:formula="of:=20*POWER([.$U$4];[.Q100])" office:value-type="float" office:value="376.531065320613" calcext:value-type="float">
            <text:p>37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office:value-type="float" office:value="611" calcext:value-type="float">
            <text:p>611</text:p>
          </table:table-cell>
          <table:table-cell table:formula="of:=20*POWER([.$O$4];[.K101])" office:value-type="float" office:value="599.12710622008" calcext:value-type="float">
            <text:p>599,13</text:p>
          </table:table-cell>
          <table:table-cell table:style-name="ce4"/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88" calcext:value-type="float">
            <text:p>388</text:p>
          </table:table-cell>
          <table:table-cell table:style-name="ce2" table:formula="of:=20*POWER([.$U$4];[.Q101])" office:value-type="float" office:value="388.099229240458" calcext:value-type="float">
            <text:p>38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632.5" calcext:value-type="float">
            <text:p>632,5</text:p>
          </table:table-cell>
          <table:table-cell table:formula="of:=20*POWER([.$O$4];[.K102])" office:value-type="float" office:value="620.276293069649" calcext:value-type="float">
            <text:p>620,28</text:p>
          </table:table-cell>
          <table:table-cell table:style-name="ce4"/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table:style-name="ce4" table:formula="of:=20*POWER([.$U$4];[.Q102])" office:value-type="float" office:value="400.022801860413" calcext:value-type="float">
            <text:p>400,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654.7" calcext:value-type="float">
            <text:p>654,7</text:p>
          </table:table-cell>
          <table:table-cell table:formula="of:=20*POWER([.$O$4];[.K103])" office:value-type="float" office:value="642.172046215008" calcext:value-type="float">
            <text:p>642,17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office:value-type="float" office:value="677.7" calcext:value-type="float">
            <text:p>677,7</text:p>
          </table:table-cell>
          <table:table-cell table:formula="of:=20*POWER([.$O$4];[.K104])" office:value-type="float" office:value="664.840719446397" calcext:value-type="float">
            <text:p>664,84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office:value-type="float" office:value="701.5" calcext:value-type="float">
            <text:p>701,5</text:p>
          </table:table-cell>
          <table:table-cell table:formula="of:=20*POWER([.$O$4];[.K105])" office:value-type="float" office:value="688.309596842855" calcext:value-type="float">
            <text:p>688,3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/>
          <table:table-cell table:formula="of:=20*POWER([.$O$4];[.K106])" office:value-type="float" office:value="712.606925611408" calcext:value-type="float">
            <text:p>712,6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/>
          <table:table-cell table:formula="of:=20*POWER([.$O$4];[.K107])" office:value-type="float" office:value="737.761950085491" calcext:value-type="float">
            <text:p>737,7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/>
          <table:table-cell table:formula="of:=20*POWER([.$O$4];[.K108])" office:value-type="float" office:value="763.804946923509" calcext:value-type="float">
            <text:p>763,80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/>
          <table:table-cell table:formula="of:=20*POWER([.$O$4];[.K109])" office:value-type="float" office:value="790.767261549909" calcext:value-type="float">
            <text:p>790,7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/>
          <table:table-cell table:formula="of:=20*POWER([.$O$4];[.K110])" office:value-type="float" office:value="818.681345882621" calcext:value-type="float">
            <text:p>818,68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/>
          <table:table-cell table:formula="of:=20*POWER([.$O$4];[.K111])" office:value-type="float" office:value="847.580797392277" calcext:value-type="float">
            <text:p>847,58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/>
          <table:table-cell table:formula="of:=20*POWER([.$O$4];[.K112])" office:value-type="float" office:value="877.500399540225" calcext:value-type="float">
            <text:p>877,50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office:value-type="float" office:value="924.8" calcext:value-type="float">
            <text:p>924,8</text:p>
          </table:table-cell>
          <table:table-cell table:formula="of:=20*POWER([.$O$4];[.K113])" office:value-type="float" office:value="908.476163643995" calcext:value-type="float">
            <text:p>908,48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/>
          <table:table-cell table:formula="of:=20*POWER([.$O$4];[.K114])" office:value-type="float" office:value="940.545372220628" calcext:value-type="float">
            <text:p>940,5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/>
          <table:table-cell table:formula="of:=20*POWER([.$O$4];[.K115])" office:value-type="float" office:value="973.746623860016" calcext:value-type="float">
            <text:p>973,7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/>
          <table:table-cell table:formula="of:=20*POWER([.$O$4];[.K116])" office:value-type="float" office:value="1008.11987968227" calcext:value-type="float">
            <text:p>1008,12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/>
          <table:table-cell table:formula="of:=20*POWER([.$O$4];[.K117])" office:value-type="float" office:value="1043.70651143506" calcext:value-type="float">
            <text:p>1043,7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/>
          <table:table-cell table:formula="of:=20*POWER([.$O$4];[.K118])" office:value-type="float" office:value="1080.54935128872" calcext:value-type="float">
            <text:p>1080,5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/>
          <table:table-cell table:formula="of:=20*POWER([.$O$4];[.K119])" office:value-type="float" office:value="1118.69274338921" calcext:value-type="float">
            <text:p>1118,69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/>
          <table:table-cell table:formula="of:=20*POWER([.$O$4];[.K120])" office:value-type="float" office:value="1158.18259723085" calcext:value-type="float">
            <text:p>1158,18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/>
          <table:table-cell table:formula="of:=20*POWER([.$O$4];[.K121])" office:value-type="float" office:value="1199.0664429131" calcext:value-type="float">
            <text:p>1199,0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office:value-type="float" office:value="1260" calcext:value-type="float">
            <text:p>1260</text:p>
          </table:table-cell>
          <table:table-cell table:formula="of:=20*POWER([.$O$4];[.K122])" office:value-type="float" office:value="1241.39348834793" calcext:value-type="float">
            <text:p>1241,39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/>
          <table:table-cell table:formula="of:=20*POWER([.$O$4];[.K123])" office:value-type="float" office:value="1285.21467848661" calcext:value-type="float">
            <text:p>1285,2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/>
          <table:table-cell table:formula="of:=20*POWER([.$O$4];[.K124])" office:value-type="float" office:value="1330.58275663719" calcext:value-type="float">
            <text:p>1330,58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/>
          <table:table-cell table:formula="of:=20*POWER([.$O$4];[.K125])" office:value-type="float" office:value="1377.55232794648" calcext:value-type="float">
            <text:p>1377,5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/>
          <table:table-cell table:formula="of:=20*POWER([.$O$4];[.K126])" office:value-type="float" office:value="1426.17992512299" calcext:value-type="float">
            <text:p>1426,18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/>
          <table:table-cell table:formula="of:=20*POWER([.$O$4];[.K127])" office:value-type="float" office:value="1476.52407647983" calcext:value-type="float">
            <text:p>1476,52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/>
          <table:table-cell table:formula="of:=20*POWER([.$O$4];[.K128])" office:value-type="float" office:value="1528.64537637957" calcext:value-type="float">
            <text:p>1528,6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/>
          <table:table-cell table:formula="of:=20*POWER([.$O$4];[.K129])" office:value-type="float" office:value="1582.60655816577" calcext:value-type="float">
            <text:p>1582,6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/>
          <table:table-cell table:formula="of:=20*POWER([.$O$4];[.K130])" office:value-type="float" office:value="1638.47256966902" calcext:value-type="float">
            <text:p>1638,4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/>
          <table:table-cell table:formula="of:=20*POWER([.$O$4];[.K131])" office:value-type="float" office:value="1696.31065137834" calcext:value-type="float">
            <text:p>1696,3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/>
          <table:table-cell table:formula="of:=20*POWER([.$O$4];[.K132])" office:value-type="float" office:value="1756.190417372" calcext:value-type="float">
            <text:p>1756,19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office:value-type="float" office:value="1840" calcext:value-type="float">
            <text:p>1840</text:p>
          </table:table-cell>
          <table:table-cell table:formula="of:=20*POWER([.$O$4];[.K133])" office:value-type="float" office:value="1818.18393910523" calcext:value-type="float">
            <text:p>1818,18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/>
          <table:table-cell table:formula="of:=20*POWER([.$O$4];[.K134])" office:value-type="float" office:value="1882.36583215564" calcext:value-type="float">
            <text:p>1882,3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/>
          <table:table-cell table:formula="of:=20*POWER([.$O$4];[.K135])" office:value-type="float" office:value="1948.81334603074" calcext:value-type="float">
            <text:p>1948,8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/>
          <table:table-cell table:formula="of:=20*POWER([.$O$4];[.K136])" office:value-type="float" office:value="2017.60645714562" calcext:value-type="float">
            <text:p>2017,6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/>
          <table:table-cell table:formula="of:=20*POWER([.$O$4];[.K137])" office:value-type="float" office:value="2088.82796508286" calcext:value-type="float">
            <text:p>2088,83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/>
          <table:table-cell table:formula="of:=20*POWER([.$O$4];[.K138])" office:value-type="float" office:value="2162.56359225029" calcext:value-type="float">
            <text:p>2162,5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/>
          <table:table-cell table:formula="of:=20*POWER([.$O$4];[.K139])" office:value-type="float" office:value="2238.90208705672" calcext:value-type="float">
            <text:p>2238,90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/>
          <table:table-cell table:formula="of:=20*POWER([.$O$4];[.K140])" office:value-type="float" office:value="2317.93533072983" calcext:value-type="float">
            <text:p>2317,9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/>
          <table:table-cell table:formula="of:=20*POWER([.$O$4];[.K141])" office:value-type="float" office:value="2399.75844790459" calcext:value-type="float">
            <text:p>2399,7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 office:value-type="float" office:value="2510" calcext:value-type="float">
            <text:p>2510</text:p>
          </table:table-cell>
          <table:table-cell table:formula="of:=20*POWER([.$O$4];[.K142])" office:value-type="float" office:value="2484.46992111562" calcext:value-type="float">
            <text:p>2484,4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0" calcext:value-type="float">
            <text:p>140</text:p>
          </table:table-cell>
          <table:table-cell/>
          <table:table-cell table:formula="of:=20*POWER([.$O$4];[.K143])" office:value-type="float" office:value="2572.171709331" calcext:value-type="float">
            <text:p>2572,1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/>
          <table:table-cell table:formula="of:=20*POWER([.$O$4];[.K144])" office:value-type="float" office:value="2662.96937067039" calcext:value-type="float">
            <text:p>2662,9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/>
          <table:table-cell table:formula="of:=20*POWER([.$O$4];[.K145])" office:value-type="float" office:value="2756.97218945505" calcext:value-type="float">
            <text:p>2756,9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/>
          <table:table-cell table:formula="of:=20*POWER([.$O$4];[.K146])" office:value-type="float" office:value="2854.29330774282" calcext:value-type="float">
            <text:p>2854,29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/>
          <table:table-cell table:formula="of:=20*POWER([.$O$4];[.K147])" office:value-type="float" office:value="2955.04986150614" calcext:value-type="float">
            <text:p>2955,0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/>
          <table:table-cell table:formula="of:=20*POWER([.$O$4];[.K148])" office:value-type="float" office:value="3059.36312161731" calcext:value-type="float">
            <text:p>3059,3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/>
          <table:table-cell table:formula="of:=20*POWER([.$O$4];[.K149])" office:value-type="float" office:value="3167.3586398104" calcext:value-type="float">
            <text:p>3167,3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/>
          <table:table-cell table:formula="of:=20*POWER([.$O$4];[.K150])" office:value-type="float" office:value="3279.1663997957" calcext:value-type="float">
            <text:p>3279,1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 office:value-type="float" office:value="3430" calcext:value-type="float">
            <text:p>3430</text:p>
          </table:table-cell>
          <table:table-cell table:formula="of:=20*POWER([.$O$4];[.K151])" office:value-type="float" office:value="3394.92097370849" calcext:value-type="float">
            <text:p>3394,92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/>
          <table:table-cell table:formula="of:=20*POWER([.$O$4];[.K152])" office:value-type="float" office:value="3514.7616840804" calcext:value-type="float">
            <text:p>3514,7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/>
          <table:table-cell table:formula="of:=20*POWER([.$O$4];[.K153])" office:value-type="float" office:value="3638.83277152844" calcext:value-type="float">
            <text:p>3638,83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/>
          <table:table-cell table:formula="of:=20*POWER([.$O$4];[.K154])" office:value-type="float" office:value="3767.2835683634" calcext:value-type="float">
            <text:p>3767,28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/>
          <table:table-cell table:formula="of:=20*POWER([.$O$4];[.K155])" office:value-type="float" office:value="3900.26867832662" calcext:value-type="float">
            <text:p>3900,2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/>
          <table:table-cell table:formula="of:=20*POWER([.$O$4];[.K156])" office:value-type="float" office:value="4037.94816267155" calcext:value-type="float">
            <text:p>4037,9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/>
          <table:table-cell table:formula="of:=20*POWER([.$O$4];[.K157])" office:value-type="float" office:value="4180.48773281386" calcext:value-type="float">
            <text:p>4180,49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/>
          <table:table-cell table:formula="of:=20*POWER([.$O$4];[.K158])" office:value-type="float" office:value="4328.05894978219" calcext:value-type="float">
            <text:p>4328,0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/>
          <table:table-cell table:formula="of:=20*POWER([.$O$4];[.K159])" office:value-type="float" office:value="4480.8394307095" calcext:value-type="float">
            <text:p>4480,8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/>
          <table:table-cell table:formula="of:=20*POWER([.$O$4];[.K160])" office:value-type="float" office:value="4639.01306261355" calcext:value-type="float">
            <text:p>4639,0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 office:value-type="float" office:value="4850" calcext:value-type="float">
            <text:p>4850</text:p>
          </table:table-cell>
          <table:table-cell table:formula="of:=20*POWER([.$O$4];[.K161])" office:value-type="float" office:value="4802.77022372381" calcext:value-type="float">
            <text:p>4802,7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/>
          <table:table-cell table:formula="of:=20*POWER([.$O$4];[.K162])" office:value-type="float" office:value="4972.30801262126" calcext:value-type="float">
            <text:p>4972,3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/>
          <table:table-cell table:formula="of:=20*POWER([.$O$4];[.K163])" office:value-type="float" office:value="5147.83048546679" calcext:value-type="float">
            <text:p>5147,83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/>
          <table:table-cell table:formula="of:=20*POWER([.$O$4];[.K164])" office:value-type="float" office:value="5329.54890160377" calcext:value-type="float">
            <text:p>5329,5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/>
          <table:table-cell table:formula="of:=20*POWER([.$O$4];[.K165])" office:value-type="float" office:value="5517.68197783038" calcext:value-type="float">
            <text:p>5517,68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/>
          <table:table-cell table:formula="of:=20*POWER([.$O$4];[.K166])" office:value-type="float" office:value="5712.45615164779" calcext:value-type="float">
            <text:p>5712,4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/>
          <table:table-cell table:formula="of:=20*POWER([.$O$4];[.K167])" office:value-type="float" office:value="5914.10585380096" calcext:value-type="float">
            <text:p>5914,1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/>
          <table:table-cell table:formula="of:=20*POWER([.$O$4];[.K168])" office:value-type="float" office:value="6122.87379044014" calcext:value-type="float">
            <text:p>6122,8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/>
          <table:table-cell table:formula="of:=20*POWER([.$O$4];[.K169])" office:value-type="float" office:value="6339.01123524267" calcext:value-type="float">
            <text:p>6339,0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/>
          <table:table-cell table:formula="of:=20*POWER([.$O$4];[.K170])" office:value-type="float" office:value="6562.77833184674" calcext:value-type="float">
            <text:p>6562,78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/>
          <table:table-cell table:formula="of:=20*POWER([.$O$4];[.K171])" office:value-type="float" office:value="6794.44440696093" calcext:value-type="float">
            <text:p>6794,4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 office:value-type="float" office:value="7090" calcext:value-type="float">
            <text:p>7090</text:p>
          </table:table-cell>
          <table:table-cell table:formula="of:=20*POWER([.$O$4];[.K172])" office:value-type="float" office:value="7034.28829452665" calcext:value-type="float">
            <text:p>7034,29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/>
          <table:table-cell table:formula="of:=20*POWER([.$O$4];[.K173])" office:value-type="float" office:value="7282.59867132344" calcext:value-type="float">
            <text:p>7282,60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/>
          <table:table-cell table:formula="of:=20*POWER([.$O$4];[.K174])" office:value-type="float" office:value="7539.67440442116" calcext:value-type="float">
            <text:p>7539,6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/>
          <table:table-cell table:formula="of:=20*POWER([.$O$4];[.K175])" office:value-type="float" office:value="7805.82491089723" calcext:value-type="float">
            <text:p>7805,82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/>
          <table:table-cell table:formula="of:=20*POWER([.$O$4];[.K176])" office:value-type="float" office:value="8081.37053025191" calcext:value-type="float">
            <text:p>8081,3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/>
          <table:table-cell table:formula="of:=20*POWER([.$O$4];[.K177])" office:value-type="float" office:value="8366.6429099698" calcext:value-type="float">
            <text:p>8366,6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/>
          <table:table-cell table:formula="of:=20*POWER([.$O$4];[.K178])" office:value-type="float" office:value="8661.98540469173" calcext:value-type="float">
            <text:p>8661,99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/>
          <table:table-cell table:formula="of:=20*POWER([.$O$4];[.K179])" office:value-type="float" office:value="8967.75348947735" calcext:value-type="float">
            <text:p>8967,7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/>
          <table:table-cell table:formula="of:=20*POWER([.$O$4];[.K180])" office:value-type="float" office:value="9284.3151876559" calcext:value-type="float">
            <text:p>9284,32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/>
          <table:table-cell table:formula="of:=20*POWER([.$O$4];[.K181])" office:value-type="float" office:value="9612.05151378016" calcext:value-type="float">
            <text:p>9612,0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 office:value-type="float" office:value="10020" calcext:value-type="float">
            <text:p>10020</text:p>
          </table:table-cell>
          <table:table-cell table:formula="of:=20*POWER([.$O$4];[.K182])" office:value-type="float" office:value="9951.3569322166" calcext:value-type="float">
            <text:p>9951,3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/>
          <table:table-cell table:formula="of:=20*POWER([.$O$4];[.K183])" office:value-type="float" office:value="10302.6398319238" calcext:value-type="float">
            <text:p>10302,6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/>
          <table:table-cell table:formula="of:=20*POWER([.$O$4];[.K184])" office:value-type="float" office:value="10666.3230179908" calcext:value-type="float">
            <text:p>10666,32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/>
          <table:table-cell table:formula="of:=20*POWER([.$O$4];[.K185])" office:value-type="float" office:value="11042.8442205258" calcext:value-type="float">
            <text:p>11042,8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/>
          <table:table-cell table:formula="of:=20*POWER([.$O$4];[.K186])" office:value-type="float" office:value="11432.6566215104" calcext:value-type="float">
            <text:p>11432,6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/>
          <table:table-cell table:formula="of:=20*POWER([.$O$4];[.K187])" office:value-type="float" office:value="11836.2294002497" calcext:value-type="float">
            <text:p>11836,23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/>
          <table:table-cell table:formula="of:=20*POWER([.$O$4];[.K188])" office:value-type="float" office:value="12254.0482980785" calcext:value-type="float">
            <text:p>12254,0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/>
          <table:table-cell table:formula="of:=20*POWER([.$O$4];[.K189])" office:value-type="float" office:value="12686.6162030007" calcext:value-type="float">
            <text:p>12686,62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/>
          <table:table-cell table:formula="of:=20*POWER([.$O$4];[.K190])" office:value-type="float" office:value="13134.4537549666" calcext:value-type="float">
            <text:p>13134,4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/>
          <table:table-cell table:formula="of:=20*POWER([.$O$4];[.K191])" office:value-type="float" office:value="13598.099972517" calcext:value-type="float">
            <text:p>13598,10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 office:value-type="float" office:value="14150" calcext:value-type="float">
            <text:p>14150</text:p>
          </table:table-cell>
          <table:table-cell table:formula="of:=20*POWER([.$O$4];[.K192])" office:value-type="float" office:value="14078.1129015468" calcext:value-type="float">
            <text:p>14078,1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 office:value-type="float" office:value="14650" calcext:value-type="float">
            <text:p>14650</text:p>
          </table:table-cell>
          <table:table-cell table:formula="of:=20*POWER([.$O$4];[.K193])" office:value-type="float" office:value="14575.0702869714" calcext:value-type="float">
            <text:p>14575,0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 office:value-type="float" office:value="15170" calcext:value-type="float">
            <text:p>15170</text:p>
          </table:table-cell>
          <table:table-cell table:formula="of:=20*POWER([.$O$4];[.K194])" office:value-type="float" office:value="15089.5702681015" calcext:value-type="float">
            <text:p>15089,5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 office:value-type="float" office:value="15700" calcext:value-type="float">
            <text:p>15700</text:p>
          </table:table-cell>
          <table:table-cell table:formula="of:=20*POWER([.$O$4];[.K195])" office:value-type="float" office:value="15622.2320985655" calcext:value-type="float">
            <text:p>15622,23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 office:value-type="float" office:value="16250" calcext:value-type="float">
            <text:p>16250</text:p>
          </table:table-cell>
          <table:table-cell table:formula="of:=20*POWER([.$O$4];[.K196])" office:value-type="float" office:value="16173.6968916448" calcext:value-type="float">
            <text:p>16173,70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 office:value-type="float" office:value="16820" calcext:value-type="float">
            <text:p>16820</text:p>
          </table:table-cell>
          <table:table-cell table:formula="of:=20*POWER([.$O$4];[.K197])" office:value-type="float" office:value="16744.6283919199" calcext:value-type="float">
            <text:p>16744,63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 office:value-type="float" office:value="17410" calcext:value-type="float">
            <text:p>17410</text:p>
          </table:table-cell>
          <table:table-cell table:formula="of:=20*POWER([.$O$4];[.K198])" office:value-type="float" office:value="17335.7137741547" calcext:value-type="float">
            <text:p>17335,7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 office:value-type="float" office:value="18030" calcext:value-type="float">
            <text:p>18030</text:p>
          </table:table-cell>
          <table:table-cell table:formula="of:=20*POWER([.$O$4];[.K199])" office:value-type="float" office:value="17947.6644703823" calcext:value-type="float">
            <text:p>17947,6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 office:value-type="float" office:value="18660" calcext:value-type="float">
            <text:p>18660</text:p>
          </table:table-cell>
          <table:table-cell table:formula="of:=20*POWER([.$O$4];[.K200])" office:value-type="float" office:value="18581.2170261868" calcext:value-type="float">
            <text:p>18581,22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 office:value-type="float" office:value="19320" calcext:value-type="float">
            <text:p>19320</text:p>
          </table:table-cell>
          <table:table-cell table:formula="of:=20*POWER([.$O$4];[.K201])" office:value-type="float" office:value="19237.1339872112" calcext:value-type="float">
            <text:p>19237,13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9" calcext:value-type="float">
            <text:p>199</text:p>
          </table:table-cell>
          <table:table-cell office:value-type="float" office:value="20000" calcext:value-type="float">
            <text:p>20000</text:p>
          </table:table-cell>
          <table:table-cell table:formula="of:=20*POWER([.$O$4];[.K202])" office:value-type="float" office:value="19916.2048169598" calcext:value-type="float">
            <text:p>19916,20</text:p>
          </table:table-cell>
          <table:table-cell table:number-columns-repeated="8"/>
        </table:table-row>
        <table:table-row table:style-name="ro1" table:number-rows-repeated="5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21:17:19.372228322</meta:creation-date>
    <dc:date>2026-04-21T01:03:56.794215751</dc:date>
    <meta:editing-duration>PT1H28M51S</meta:editing-duration>
    <meta:editing-cycles>13</meta:editing-cycles>
    <meta:generator>LibreOffice/24.2.7.2$Linux_X86_64 LibreOffice_project/420$Build-2</meta:generator>
    <meta:document-statistic meta:table-count="1" meta:cell-count="84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26cm" svg:height="8.898cm" xlink:href=".." xlink:type="simple" chart:class="chart:line" chart:style-name="ch1">
        <chart:legend chart:legend-position="end" svg:x="11.459cm" svg:y="3.403cm" style:legend-expansion="high" chart:style-name="ch2"/>
        <chart:plot-area chart:style-name="ch3" table:cell-range-address="Tabelle1.A4:Tabelle1.A16 Tabelle1.C4:Tabelle1.C16 Tabelle1.G4:Tabelle1.H16" svg:x="0.282cm" svg:y="0.177cm" svg:width="10.895cm" svg:height="8.544cm">
          <chart:coordinate-region svg:x="1.089cm" svg:y="0.376cm" svg:width="9.901cm" svg:height="7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4:Tabelle1.A16" chart:class="chart:line">
            <chart:data-point chart:repeated="13"/>
          </chart:series>
          <chart:series chart:style-name="ch7" chart:values-cell-range-address="Tabelle1.C4:Tabelle1.C16" chart:class="chart:line">
            <chart:data-point chart:repeated="13"/>
          </chart:series>
          <chart:series chart:style-name="ch8" chart:values-cell-range-address="Tabelle1.G4:Tabelle1.G16" chart:class="chart:line">
            <chart:data-point chart:repeated="13"/>
          </chart:series>
          <chart:series chart:style-name="ch9" chart:values-cell-range-address="Tabelle1.H4:Tabelle1.H16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C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Tabelle1.A4:Tabelle1.A16</svg:desc>
                </draw:g>
              </table:table-cell>
              <table:table-cell office:value-type="float" office:value="0">
                <text:p>0</text:p>
                <draw:g>
                  <svg:desc>Tabelle1.C4:Tabelle1.C16</svg:desc>
                </draw:g>
              </table:table-cell>
              <table:table-cell office:value-type="float" office:value="NaN">
                <text:p>NaN</text:p>
                <draw:g>
                  <svg:desc>Tabelle1.G4:Tabelle1.G16</svg:desc>
                </draw:g>
              </table:table-cell>
              <table:table-cell office:value-type="float" office:value="NaN">
                <text:p>NaN</text:p>
                <draw:g>
                  <svg:desc>Tabelle1.H4:Tabelle1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1.858413043307">
                <text:p>11.85841304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4.7492419245377">
                <text:p>24.7492419245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8.8695473490032">
                <text:p>38.869547349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54.47882081614">
                <text:p>54.4788208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1.9285039528555">
                <text:p>71.928503952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91.7113230754664">
                <text:p>91.7113230754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14.548911725689">
                <text:p>114.548911725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141.560046031385">
                <text:p>141.56004603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74.619002635237">
                <text:p>174.619002635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  <table:table-cell office:value-type="float" office:value="217.23941040807">
                <text:p>217.23941040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77.309501317618">
                <text:p>277.309501317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33cm" svg:height="10.312cm" xlink:href=".." xlink:type="simple" chart:class="chart:line" chart:style-name="ch1">
        <chart:legend chart:legend-position="end" svg:x="15.964cm" svg:y="4.608cm" style:legend-expansion="high" chart:style-name="ch2"/>
        <chart:plot-area chart:style-name="ch3" table:cell-range-address="Tabelle1.L2:Tabelle1.M2 Tabelle1.L4:Tabelle1.M202" chart:data-source-has-labels="row" svg:x="0.366cm" svg:y="0.206cm" svg:width="15.232cm" svg:height="9.9cm">
          <chart:coordinate-region svg:x="1.57cm" svg:y="0.405cm" svg:width="14.028cm" svg:height="8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L4:Tabelle1.L202" chart:label-cell-address="Tabelle1.L2:Tabelle1.L2" chart:class="chart:line">
            <chart:data-point chart:repeated="199"/>
          </chart:series>
          <chart:series chart:style-name="ch8" chart:values-cell-range-address="Tabelle1.M4:Tabelle1.M202" chart:label-cell-address="Tabelle1.M2:Tabelle1.M2" chart:class="chart:line">
            <chart:data-point chart:repeated="1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lt (Freg)</text:p>
                <draw:g>
                  <svg:desc>Tabelle1.L2:Tabelle1.L2</svg:desc>
                </draw:g>
              </table:table-cell>
              <table:table-cell office:value-type="string">
                <text:p>Berechnet</text:p>
                <draw:g>
                  <svg:desc>Tabelle1.M2:Tabelle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7">
                <text:p>20.7</text:p>
                <draw:g>
                  <svg:desc>Tabelle1.L4:Tabelle1.L202</svg:desc>
                </draw:g>
              </table:table-cell>
              <table:table-cell office:value-type="float" office:value="20.706">
                <text:p>20.706</text:p>
                <draw:g>
                  <svg:desc>Tabelle1.M4:Tabelle1.M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4">
                <text:p>21.4</text:p>
              </table:table-cell>
              <table:table-cell office:value-type="float" office:value="21.4369218">
                <text:p>21.4369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2">
                <text:p>22.2</text:p>
              </table:table-cell>
              <table:table-cell office:value-type="float" office:value="22.19364513954">
                <text:p>22.19364513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22.9770808129658">
                <text:p>22.9770808129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8">
                <text:p>23.8</text:p>
              </table:table-cell>
              <table:table-cell office:value-type="float" office:value="23.7881717656635">
                <text:p>23.7881717656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6">
                <text:p>24.6</text:p>
              </table:table-cell>
              <table:table-cell office:value-type="float" office:value="24.6278942289914">
                <text:p>24.62789422899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5">
                <text:p>25.5</text:p>
              </table:table-cell>
              <table:table-cell office:value-type="float" office:value="25.4972588952748">
                <text:p>25.4972588952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4">
                <text:p>26.4</text:p>
              </table:table-cell>
              <table:table-cell office:value-type="float" office:value="26.397312134278">
                <text:p>26.397312134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3">
                <text:p>27.3</text:p>
              </table:table-cell>
              <table:table-cell office:value-type="float" office:value="27.329137252618">
                <text:p>27.329137252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3">
                <text:p>28.3</text:p>
              </table:table-cell>
              <table:table-cell office:value-type="float" office:value="28.2938557976354">
                <text:p>28.29385579763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2">
                <text:p>29.2</text:p>
              </table:table-cell>
              <table:table-cell office:value-type="float" office:value="29.292628907292">
                <text:p>29.292628907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3">
                <text:p>30.3</text:p>
              </table:table-cell>
              <table:table-cell office:value-type="float" office:value="30.3266587077194">
                <text:p>30.3266587077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3">
                <text:p>31.3</text:p>
              </table:table-cell>
              <table:table-cell office:value-type="float" office:value="31.3971897601019">
                <text:p>31.3971897601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4">
                <text:p>32.4</text:p>
              </table:table-cell>
              <table:table-cell office:value-type="float" office:value="32.5055105586335">
                <text:p>32.5055105586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">
                <text:p>33.6</text:p>
              </table:table-cell>
              <table:table-cell office:value-type="float" office:value="33.6529550813532">
                <text:p>33.6529550813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8">
                <text:p>34.8</text:p>
              </table:table-cell>
              <table:table-cell office:value-type="float" office:value="34.840904395725">
                <text:p>34.840904395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36.0707883208941">
                <text:p>36.0707883208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2">
                <text:p>37.2</text:p>
              </table:table-cell>
              <table:table-cell office:value-type="float" office:value="37.3440871486217">
                <text:p>37.3440871486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6">
                <text:p>38.6</text:p>
              </table:table-cell>
              <table:table-cell office:value-type="float" office:value="38.662333424968">
                <text:p>38.662333424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9">
                <text:p>39.9</text:p>
              </table:table-cell>
              <table:table-cell office:value-type="float" office:value="40.0271137948694">
                <text:p>40.0271137948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3">
                <text:p>41.3</text:p>
              </table:table-cell>
              <table:table-cell office:value-type="float" office:value="41.4400709118283">
                <text:p>41.44007091182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8">
                <text:p>42.8</text:p>
              </table:table-cell>
              <table:table-cell office:value-type="float" office:value="42.9029054150158">
                <text:p>42.9029054150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3">
                <text:p>44.3</text:p>
              </table:table-cell>
              <table:table-cell office:value-type="float" office:value="44.4173779761659">
                <text:p>44.4173779761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.8">
                <text:p>45.8</text:p>
              </table:table-cell>
              <table:table-cell office:value-type="float" office:value="45.9853114187246">
                <text:p>45.98531141872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4">
                <text:p>47.4</text:p>
              </table:table-cell>
              <table:table-cell office:value-type="float" office:value="47.6085929118055">
                <text:p>47.6085929118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.1">
                <text:p>49.1</text:p>
              </table:table-cell>
              <table:table-cell office:value-type="float" office:value="49.2891762415923">
                <text:p>49.2891762415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.8">
                <text:p>50.8</text:p>
              </table:table-cell>
              <table:table-cell office:value-type="float" office:value="51.0290841629205">
                <text:p>51.0290841629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.6">
                <text:p>52.6</text:p>
              </table:table-cell>
              <table:table-cell office:value-type="float" office:value="52.8304108338716">
                <text:p>52.8304108338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.5">
                <text:p>54.5</text:p>
              </table:table-cell>
              <table:table-cell office:value-type="float" office:value="54.6953243363073">
                <text:p>54.6953243363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4">
                <text:p>56.4</text:p>
              </table:table-cell>
              <table:table-cell office:value-type="float" office:value="56.6260692853789">
                <text:p>56.62606928537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3">
                <text:p>58.3</text:p>
              </table:table-cell>
              <table:table-cell office:value-type="float" office:value="58.6249695311528">
                <text:p>58.62496953115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.4">
                <text:p>60.4</text:p>
              </table:table-cell>
              <table:table-cell office:value-type="float" office:value="60.6944309556025">
                <text:p>60.6944309556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.5">
                <text:p>62.5</text:p>
              </table:table-cell>
              <table:table-cell office:value-type="float" office:value="62.8369443683353">
                <text:p>62.8369443683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.7">
                <text:p>64.7</text:p>
              </table:table-cell>
              <table:table-cell office:value-type="float" office:value="65.0550885045375">
                <text:p>65.0550885045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">
                <text:p>67</text:p>
              </table:table-cell>
              <table:table-cell office:value-type="float" office:value="67.3515331287477">
                <text:p>67.35153312874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.3">
                <text:p>69.3</text:p>
              </table:table-cell>
              <table:table-cell office:value-type="float" office:value="69.7290422481925">
                <text:p>69.72904224819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.8">
                <text:p>71.8</text:p>
              </table:table-cell>
              <table:table-cell office:value-type="float" office:value="72.1904774395537">
                <text:p>72.19047743955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.3">
                <text:p>74.3</text:p>
              </table:table-cell>
              <table:table-cell office:value-type="float" office:value="74.7388012931699">
                <text:p>74.7388012931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.9">
                <text:p>76.9</text:p>
              </table:table-cell>
              <table:table-cell office:value-type="float" office:value="77.3770809788188">
                <text:p>77.37708097881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.6">
                <text:p>79.6</text:p>
              </table:table-cell>
              <table:table-cell office:value-type="float" office:value="80.1084919373712">
                <text:p>80.10849193737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.4">
                <text:p>82.4</text:p>
              </table:table-cell>
              <table:table-cell office:value-type="float" office:value="82.9363217027604">
                <text:p>82.93632170276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.3">
                <text:p>85.3</text:p>
              </table:table-cell>
              <table:table-cell office:value-type="float" office:value="85.8639738588678">
                <text:p>85.86397385886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.3">
                <text:p>88.3</text:p>
              </table:table-cell>
              <table:table-cell office:value-type="float" office:value="88.8949721360859">
                <text:p>88.89497213608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4">
                <text:p>91.4</text:p>
              </table:table-cell>
              <table:table-cell office:value-type="float" office:value="92.0329646524897">
                <text:p>92.03296465248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">
                <text:p>98</text:p>
              </table:table-cell>
              <table:table-cell office:value-type="float" office:value="95.2817283047226">
                <text:p>95.2817283047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1.4">
                <text:p>101.4</text:p>
              </table:table-cell>
              <table:table-cell office:value-type="float" office:value="98.6451733138793">
                <text:p>98.64517331387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">
                <text:p>105</text:p>
              </table:table-cell>
              <table:table-cell office:value-type="float" office:value="102.127347931859">
                <text:p>102.1273479318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8.7">
                <text:p>108.7</text:p>
              </table:table-cell>
              <table:table-cell office:value-type="float" office:value="105.732443313854">
                <text:p>105.7324433138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2.5">
                <text:p>112.5</text:p>
              </table:table-cell>
              <table:table-cell office:value-type="float" office:value="109.464798562833">
                <text:p>109.4647985628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6.4">
                <text:p>116.4</text:p>
              </table:table-cell>
              <table:table-cell office:value-type="float" office:value="113.328905952101">
                <text:p>113.328905952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0.5">
                <text:p>120.5</text:p>
              </table:table-cell>
              <table:table-cell office:value-type="float" office:value="117.32941633221">
                <text:p>117.32941633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4.7">
                <text:p>124.7</text:p>
              </table:table-cell>
              <table:table-cell office:value-type="float" office:value="121.471144728737">
                <text:p>121.4711447287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9.1">
                <text:p>129.1</text:p>
              </table:table-cell>
              <table:table-cell office:value-type="float" office:value="125.759076137662">
                <text:p>125.759076137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.7">
                <text:p>133.7</text:p>
              </table:table-cell>
              <table:table-cell office:value-type="float" office:value="130.198371525321">
                <text:p>130.1983715253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.4">
                <text:p>138.4</text:p>
              </table:table-cell>
              <table:table-cell office:value-type="float" office:value="134.794374040165">
                <text:p>134.794374040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3.2">
                <text:p>143.2</text:p>
              </table:table-cell>
              <table:table-cell office:value-type="float" office:value="139.552615443783">
                <text:p>139.552615443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.3">
                <text:p>148.3</text:p>
              </table:table-cell>
              <table:table-cell office:value-type="float" office:value="144.478822768948">
                <text:p>144.4788227689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3.5">
                <text:p>153.5</text:p>
              </table:table-cell>
              <table:table-cell office:value-type="float" office:value="149.578925212692">
                <text:p>149.5789252126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8.9">
                <text:p>158.9</text:p>
              </table:table-cell>
              <table:table-cell office:value-type="float" office:value="154.8590612727">
                <text:p>154.8590612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4.4">
                <text:p>164.4</text:p>
              </table:table-cell>
              <table:table-cell office:value-type="float" office:value="160.325586135627">
                <text:p>160.3255861356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0.2">
                <text:p>170.2</text:p>
              </table:table-cell>
              <table:table-cell office:value-type="float" office:value="165.985079326214">
                <text:p>165.9850793262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6.2">
                <text:p>176.2</text:p>
              </table:table-cell>
              <table:table-cell office:value-type="float" office:value="171.84435262643">
                <text:p>171.84435262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2.4">
                <text:p>182.4</text:p>
              </table:table-cell>
              <table:table-cell office:value-type="float" office:value="177.910458274143">
                <text:p>177.910458274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8.8">
                <text:p>188.8</text:p>
              </table:table-cell>
              <table:table-cell office:value-type="float" office:value="184.19069745122">
                <text:p>184.19069745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4">
                <text:p>195.4</text:p>
              </table:table-cell>
              <table:table-cell office:value-type="float" office:value="190.692629071248">
                <text:p>190.692629071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2.3">
                <text:p>202.3</text:p>
              </table:table-cell>
              <table:table-cell office:value-type="float" office:value="197.424078877463">
                <text:p>197.4240788774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.4">
                <text:p>209.4</text:p>
              </table:table-cell>
              <table:table-cell office:value-type="float" office:value="204.393148861838">
                <text:p>204.3931488618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6.8">
                <text:p>216.8</text:p>
              </table:table-cell>
              <table:table-cell office:value-type="float" office:value="211.60822701666">
                <text:p>211.608227016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4.4">
                <text:p>224.4</text:p>
              </table:table-cell>
              <table:table-cell office:value-type="float" office:value="219.077997430349">
                <text:p>219.0779974303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2.3">
                <text:p>232.3</text:p>
              </table:table-cell>
              <table:table-cell office:value-type="float" office:value="226.81145073964">
                <text:p>226.811450739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0.5">
                <text:p>240.5</text:p>
              </table:table-cell>
              <table:table-cell office:value-type="float" office:value="234.817894950749">
                <text:p>234.8178949507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8.9">
                <text:p>248.9</text:p>
              </table:table-cell>
              <table:table-cell office:value-type="float" office:value="243.106966642511">
                <text:p>243.1069666425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7.6">
                <text:p>257.6</text:p>
              </table:table-cell>
              <table:table-cell office:value-type="float" office:value="251.688642564991">
                <text:p>251.688642564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6.7">
                <text:p>266.7</text:p>
              </table:table-cell>
              <table:table-cell office:value-type="float" office:value="260.573251647535">
                <text:p>260.573251647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6.1">
                <text:p>276.1</text:p>
              </table:table-cell>
              <table:table-cell office:value-type="float" office:value="269.771487430694">
                <text:p>269.7714874306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5.8">
                <text:p>285.8</text:p>
              </table:table-cell>
              <table:table-cell office:value-type="float" office:value="279.294420936997">
                <text:p>279.294420936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5.8">
                <text:p>295.8</text:p>
              </table:table-cell>
              <table:table-cell office:value-type="float" office:value="289.153513996073">
                <text:p>289.1535139960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6.2">
                <text:p>306.2</text:p>
              </table:table-cell>
              <table:table-cell office:value-type="float" office:value="299.360633040135">
                <text:p>299.3606330401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7">
                <text:p>317</text:p>
              </table:table-cell>
              <table:table-cell office:value-type="float" office:value="309.928063386451">
                <text:p>309.9280633864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8.1">
                <text:p>328.1</text:p>
              </table:table-cell>
              <table:table-cell office:value-type="float" office:value="320.868524023993">
                <text:p>320.8685240239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9.6">
                <text:p>339.6</text:p>
              </table:table-cell>
              <table:table-cell office:value-type="float" office:value="332.19518292204">
                <text:p>332.195182922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1.6">
                <text:p>351.6</text:p>
              </table:table-cell>
              <table:table-cell office:value-type="float" office:value="343.921672879188">
                <text:p>343.9216728791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3.9">
                <text:p>363.9</text:p>
              </table:table-cell>
              <table:table-cell office:value-type="float" office:value="356.062107931823">
                <text:p>356.0621079318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6.7">
                <text:p>376.7</text:p>
              </table:table-cell>
              <table:table-cell office:value-type="float" office:value="368.631100341817">
                <text:p>368.6311003418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0">
                <text:p>390</text:p>
              </table:table-cell>
              <table:table-cell office:value-type="float" office:value="381.643778183883">
                <text:p>381.643778183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3">
                <text:p>403</text:p>
              </table:table-cell>
              <table:table-cell office:value-type="float" office:value="395.115803553774">
                <text:p>395.1158035537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7.9">
                <text:p>417.9</text:p>
              </table:table-cell>
              <table:table-cell office:value-type="float" office:value="409.063391419222">
                <text:p>409.0633914192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2.5">
                <text:p>432.5</text:p>
              </table:table-cell>
              <table:table-cell office:value-type="float" office:value="423.503329136321">
                <text:p>423.5033291363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7.7">
                <text:p>447.7</text:p>
              </table:table-cell>
              <table:table-cell office:value-type="float" office:value="438.452996654833">
                <text:p>438.4529966548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3.5">
                <text:p>463.5</text:p>
              </table:table-cell>
              <table:table-cell office:value-type="float" office:value="453.930387436749">
                <text:p>453.9303874367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9.8">
                <text:p>479.8</text:p>
              </table:table-cell>
              <table:table-cell office:value-type="float" office:value="469.954130113266">
                <text:p>469.9541301132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6.6">
                <text:p>496.6</text:p>
              </table:table-cell>
              <table:table-cell office:value-type="float" office:value="486.543510906264">
                <text:p>486.5435109062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4.1">
                <text:p>514.1</text:p>
              </table:table-cell>
              <table:table-cell office:value-type="float" office:value="503.718496841256">
                <text:p>503.718496841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2.1">
                <text:p>532.1</text:p>
              </table:table-cell>
              <table:table-cell office:value-type="float" office:value="521.499759779752">
                <text:p>521.4997597797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0.8">
                <text:p>550.8</text:p>
              </table:table-cell>
              <table:table-cell office:value-type="float" office:value="539.908701299977">
                <text:p>539.9087012999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0.2">
                <text:p>570.2</text:p>
              </table:table-cell>
              <table:table-cell office:value-type="float" office:value="558.967478455867">
                <text:p>558.9674784558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0.2">
                <text:p>590.2</text:p>
              </table:table-cell>
              <table:table-cell office:value-type="float" office:value="578.699030445359">
                <text:p>578.6990304453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1">
                <text:p>611</text:p>
              </table:table-cell>
              <table:table-cell office:value-type="float" office:value="599.12710622008">
                <text:p>599.12710622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32.5">
                <text:p>632.5</text:p>
              </table:table-cell>
              <table:table-cell office:value-type="float" office:value="620.276293069649">
                <text:p>620.2762930696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4.7">
                <text:p>654.7</text:p>
              </table:table-cell>
              <table:table-cell office:value-type="float" office:value="642.172046215008">
                <text:p>642.1720462150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77.7">
                <text:p>677.7</text:p>
              </table:table-cell>
              <table:table-cell office:value-type="float" office:value="664.840719446397">
                <text:p>664.8407194463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1.5">
                <text:p>701.5</text:p>
              </table:table-cell>
              <table:table-cell office:value-type="float" office:value="688.309596842855">
                <text:p>688.3095968428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712.606925611408">
                <text:p>712.6069256114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737.761950085491">
                <text:p>737.7619500854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763.804946923509">
                <text:p>763.804946923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790.767261549909">
                <text:p>790.767261549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818.681345882621">
                <text:p>818.6813458826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847.580797392277">
                <text:p>847.5807973922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877.500399540225">
                <text:p>877.5003995402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24.8">
                <text:p>924.8</text:p>
              </table:table-cell>
              <table:table-cell office:value-type="float" office:value="908.476163643995">
                <text:p>908.4761636439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940.545372220628">
                <text:p>940.5453722206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973.746623860016">
                <text:p>973.7466238600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008.11987968227">
                <text:p>1008.119879682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043.70651143506">
                <text:p>1043.706511435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080.54935128872">
                <text:p>1080.549351288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118.69274338921">
                <text:p>1118.692743389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158.18259723085">
                <text:p>1158.182597230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199.0664429131">
                <text:p>1199.06644291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0">
                <text:p>1260</text:p>
              </table:table-cell>
              <table:table-cell office:value-type="float" office:value="1241.39348834793">
                <text:p>1241.393488347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85.21467848661">
                <text:p>1285.214678486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330.58275663719">
                <text:p>1330.582756637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377.55232794648">
                <text:p>1377.552327946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426.17992512299">
                <text:p>1426.179925122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476.52407647983">
                <text:p>1476.524076479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528.64537637957">
                <text:p>1528.645376379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582.60655816577">
                <text:p>1582.606558165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638.47256966902">
                <text:p>1638.472569669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696.31065137834">
                <text:p>1696.310651378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756.190417372">
                <text:p>1756.1904173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40">
                <text:p>1840</text:p>
              </table:table-cell>
              <table:table-cell office:value-type="float" office:value="1818.18393910523">
                <text:p>1818.183939105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882.36583215564">
                <text:p>1882.365832155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948.81334603074">
                <text:p>1948.813346030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2017.60645714562">
                <text:p>2017.606457145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2088.82796508286">
                <text:p>2088.827965082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2162.56359225029">
                <text:p>2162.563592250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2238.90208705672">
                <text:p>2238.902087056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2317.93533072983">
                <text:p>2317.935330729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2399.75844790459">
                <text:p>2399.758447904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10">
                <text:p>2510</text:p>
              </table:table-cell>
              <table:table-cell office:value-type="float" office:value="2484.46992111562">
                <text:p>2484.469921115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2572.171709331">
                <text:p>2572.1717093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2662.96937067039">
                <text:p>2662.969370670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2756.97218945505">
                <text:p>2756.972189455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2854.29330774282">
                <text:p>2854.293307742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2955.04986150614">
                <text:p>2955.049861506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3059.36312161731">
                <text:p>3059.363121617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3167.3586398104">
                <text:p>3167.35863981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3279.1663997957">
                <text:p>3279.16639979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30">
                <text:p>3430</text:p>
              </table:table-cell>
              <table:table-cell office:value-type="float" office:value="3394.92097370849">
                <text:p>3394.920973708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3514.7616840804">
                <text:p>3514.76168408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3638.83277152844">
                <text:p>3638.832771528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3767.2835683634">
                <text:p>3767.28356836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3900.26867832662">
                <text:p>3900.268678326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4037.94816267155">
                <text:p>4037.948162671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4180.48773281386">
                <text:p>4180.487732813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4328.05894978219">
                <text:p>4328.058949782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4480.8394307095">
                <text:p>4480.83943070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4639.01306261355">
                <text:p>4639.013062613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50">
                <text:p>4850</text:p>
              </table:table-cell>
              <table:table-cell office:value-type="float" office:value="4802.77022372381">
                <text:p>4802.770223723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4972.30801262126">
                <text:p>4972.308012621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5147.83048546679">
                <text:p>5147.830485466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5329.54890160377">
                <text:p>5329.548901603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5517.68197783038">
                <text:p>5517.681977830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5712.45615164779">
                <text:p>5712.456151647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5914.10585380096">
                <text:p>5914.105853800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6122.87379044014">
                <text:p>6122.873790440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6339.01123524267">
                <text:p>6339.011235242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6562.77833184674">
                <text:p>6562.778331846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6794.44440696093">
                <text:p>6794.444406960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90">
                <text:p>7090</text:p>
              </table:table-cell>
              <table:table-cell office:value-type="float" office:value="7034.28829452665">
                <text:p>7034.288294526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7282.59867132344">
                <text:p>7282.598671323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7539.67440442116">
                <text:p>7539.674404421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7805.82491089723">
                <text:p>7805.824910897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8081.37053025191">
                <text:p>8081.370530251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8366.6429099698">
                <text:p>8366.64290996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8661.98540469173">
                <text:p>8661.985404691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8967.75348947735">
                <text:p>8967.753489477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9284.3151876559">
                <text:p>9284.31518765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9612.05151378016">
                <text:p>9612.051513780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20">
                <text:p>10020</text:p>
              </table:table-cell>
              <table:table-cell office:value-type="float" office:value="9951.3569322166">
                <text:p>9951.35693221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0302.6398319238">
                <text:p>10302.63983192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0666.3230179908">
                <text:p>10666.32301799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1042.8442205258">
                <text:p>11042.84422052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1432.6566215104">
                <text:p>11432.65662151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1836.2294002497">
                <text:p>11836.22940024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2254.0482980785">
                <text:p>12254.04829807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2686.6162030007">
                <text:p>12686.61620300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3134.4537549666">
                <text:p>13134.45375496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3598.099972517">
                <text:p>13598.0999725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150">
                <text:p>14150</text:p>
              </table:table-cell>
              <table:table-cell office:value-type="float" office:value="14078.1129015468">
                <text:p>14078.11290154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650">
                <text:p>14650</text:p>
              </table:table-cell>
              <table:table-cell office:value-type="float" office:value="14575.0702869714">
                <text:p>14575.07028697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170">
                <text:p>15170</text:p>
              </table:table-cell>
              <table:table-cell office:value-type="float" office:value="15089.5702681015">
                <text:p>15089.5702681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700">
                <text:p>15700</text:p>
              </table:table-cell>
              <table:table-cell office:value-type="float" office:value="15622.2320985655">
                <text:p>15622.23209856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250">
                <text:p>16250</text:p>
              </table:table-cell>
              <table:table-cell office:value-type="float" office:value="16173.6968916448">
                <text:p>16173.69689164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820">
                <text:p>16820</text:p>
              </table:table-cell>
              <table:table-cell office:value-type="float" office:value="16744.6283919199">
                <text:p>16744.62839191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410">
                <text:p>17410</text:p>
              </table:table-cell>
              <table:table-cell office:value-type="float" office:value="17335.7137741547">
                <text:p>17335.71377415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030">
                <text:p>18030</text:p>
              </table:table-cell>
              <table:table-cell office:value-type="float" office:value="17947.6644703823">
                <text:p>17947.66447038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660">
                <text:p>18660</text:p>
              </table:table-cell>
              <table:table-cell office:value-type="float" office:value="18581.2170261868">
                <text:p>18581.21702618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320">
                <text:p>19320</text:p>
              </table:table-cell>
              <table:table-cell office:value-type="float" office:value="19237.1339872112">
                <text:p>19237.13398721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00">
                <text:p>20000</text:p>
              </table:table-cell>
              <table:table-cell office:value-type="float" office:value="19916.2048169598">
                <text:p>19916.20481695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